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fo:color="#ef2929" loext:opacity="100%" fo:font-weight="bold"/>
    </style:style>
    <style:style style:name="P2" style:family="paragraph" style:parent-style-name="Preformatted_20_Text">
      <style:text-properties fo:color="#8ae234" loext:opacity="100%"/>
    </style:style>
    <style:style style:name="P3" style:family="paragraph" style:parent-style-name="Preformatted_20_Text">
      <style:paragraph-properties fo:margin-top="0in" fo:margin-bottom="0.1965in" style:contextual-spacing="false"/>
      <style:text-properties fo:color="#8ae234" loext:opacity="100%"/>
    </style:style>
    <style:style style:name="T1" style:family="text">
      <style:text-properties fo:color="#8ae234" loext:opacity="100%"/>
    </style:style>
    <style:style style:name="T2" style:family="text">
      <style:text-properties fo:color="#8ae234" loext:opacity="100%" fo:font-weight="bold"/>
    </style:style>
    <style:style style:name="T3" style:family="text">
      <style:text-properties fo:color="#729fcf" loext:opacity="100%" fo:font-weight="bold"/>
    </style:style>
    <style:style style:name="T4" style:family="text">
      <style:text-properties fo:color="#ad7fa8" loext:opacity="100%"/>
    </style:style>
    <style:style style:name="T5" style:family="text">
      <style:text-properties fo:color="#ad7fa8" loext:opacity="100%"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larc) (larp) <text:span text:style-name="T2">ayman@AMZ790ML</text:span>:<text:span text:style-name="T3">~/Documents/GitHub/ai_logicalaccess_crew/larc</text:span>$ python src/larc/main.py </text:p>
      <text:p text:style-name="Preformatted_20_Text"/>
      <text:p text:style-name="P1">Provider List: https://docs.litellm.ai/docs/providers</text:p>
      <text:p text:style-name="Preformatted_20_Text"/>
      <text:p text:style-name="Preformatted_20_Text">ERROR:root:Failed to get supported params: argument of type 'NoneType' is not iterable</text:p>
      <text:p text:style-name="Preformatted_20_Text"/>
      <text:p text:style-name="P1">Provider List: https://docs.litellm.ai/docs/providers</text:p>
      <text:p text:style-name="Preformatted_20_Text"/>
      <text:p text:style-name="Preformatted_20_Text">ERROR:root:Failed to get supported params: argument of type 'NoneType' is not iterable</text:p>
      <text:p text:style-name="Preformatted_20_Text"/>
      <text:p text:style-name="P1">Provider List: https://docs.litellm.ai/docs/providers</text:p>
      <text:p text:style-name="Preformatted_20_Text"/>
      <text:p text:style-name="Preformatted_20_Text">ERROR:root:Failed to get supported params: argument of type 'NoneType' is not iterable</text:p>
      <text:p text:style-name="Preformatted_20_Text"/>
      <text:p text:style-name="P1">Provider List: https://docs.litellm.ai/docs/providers</text:p>
      <text:p text:style-name="Preformatted_20_Text"/>
      <text:p text:style-name="Preformatted_20_Text">ERROR:root:Failed to get supported params: argument of type 'NoneType' is not iterable</text:p>
      <text:p text:style-name="Preformatted_20_Text"/>
      <text:p text:style-name="P1">Provider List: https://docs.litellm.ai/docs/providers</text:p>
      <text:p text:style-name="Preformatted_20_Text"/>
      <text:p text:style-name="Preformatted_20_Text">ERROR:root:Failed to get supported params: argument of type 'NoneType' is not iterable</text:p>
      <text:p text:style-name="Preformatted_20_Text"/>
      <text:p text:style-name="P1">Provider List: https://docs.litellm.ai/docs/providers</text:p>
      <text:p text:style-name="Preformatted_20_Text"/>
      <text:p text:style-name="Preformatted_20_Text">ERROR:root:Failed to get supported params: argument of type 'NoneType' is not iterable</text:p>
      <text:p text:style-name="Preformatted_20_Text"/>
      <text:p text:style-name="P1">Provider List: https://docs.litellm.ai/docs/providers</text:p>
      <text:p text:style-name="Preformatted_20_Text"/>
      <text:p text:style-name="Preformatted_20_Text">ERROR:root:Failed to get supported params: argument of type 'NoneType' is not iterable</text:p>
      <text:p text:style-name="Preformatted_20_Text"/>
      <text:p text:style-name="P1">Provider List: https://docs.litellm.ai/docs/providers</text:p>
      <text:p text:style-name="Preformatted_20_Text"/>
      <text:p text:style-name="Preformatted_20_Text">ERROR:root:Failed to get supported params: argument of type 'NoneType' is not iterable</text:p>
      <text:p text:style-name="Preformatted_20_Text"/>
      <text:p text:style-name="P1">Provider List: https://docs.litellm.ai/docs/providers</text:p>
      <text:p text:style-name="Preformatted_20_Text"/>
      <text:p text:style-name="Preformatted_20_Text">ERROR:root:Failed to get supported params: argument of type 'NoneType' is not iterable</text:p>
      <text:p text:style-name="Preformatted_20_Text"/>
      <text:p text:style-name="P1">Provider List: https://docs.litellm.ai/docs/providers</text:p>
      <text:p text:style-name="Preformatted_20_Text"/>
      <text:p text:style-name="Preformatted_20_Text">ERROR:root:Failed to get supported params: argument of type 'NoneType' is not iterable</text:p>
      <text:p text:style-name="Preformatted_20_Text"/>
      <text:p text:style-name="P1">Provider List: https://docs.litellm.ai/docs/providers</text:p>
      <text:p text:style-name="Preformatted_20_Text"/>
      <text:p text:style-name="Preformatted_20_Text">ERROR:root:Failed to get supported params: argument of type 'NoneType' is not iterable</text:p>
      <text:p text:style-name="Preformatted_20_Text"/>
      <text:p text:style-name="P1">Provider List: https://docs.litellm.ai/docs/providers</text:p>
      <text:p text:style-name="Preformatted_20_Text"/>
      <text:p text:style-name="Preformatted_20_Text">ERROR:root:Failed to get supported params: argument of type 'NoneType' is not iterable</text:p>
      <text:p text:style-name="Preformatted_20_Text"/>
      <text:p text:style-name="P1">Provider List: https://docs.litellm.ai/docs/providers</text:p>
      <text:p text:style-name="Preformatted_20_Text"><text:soft-page-break/></text:p>
      <text:p text:style-name="Preformatted_20_Text">ERROR:root:Failed to get supported params: argument of type 'NoneType' is not iterable</text:p>
      <text:p text:style-name="Preformatted_20_Text"/>
      <text:p text:style-name="P1">Provider List: https://docs.litellm.ai/docs/providers</text:p>
      <text:p text:style-name="Preformatted_20_Text"/>
      <text:p text:style-name="Preformatted_20_Text">ERROR:root:Failed to get supported params: argument of type 'NoneType' is not iterable</text:p>
      <text:p text:style-name="Preformatted_20_Text"/>
      <text:p text:style-name="P1">Provider List: https://docs.litellm.ai/docs/providers</text:p>
      <text:p text:style-name="Preformatted_20_Text"/>
      <text:p text:style-name="Preformatted_20_Text">ERROR:root:Failed to get supported params: argument of type 'NoneType' is not iterable</text:p>
      <text:p text:style-name="Preformatted_20_Text"/>
      <text:p text:style-name="P1">Provider List: https://docs.litellm.ai/docs/providers</text:p>
      <text:p text:style-name="Preformatted_20_Text"/>
      <text:p text:style-name="Preformatted_20_Text">ERROR:root:Failed to get supported params: argument of type 'NoneType' is not iterable</text:p>
      <text:p text:style-name="Preformatted_20_Text"><text:span text:style-name="T5"># Agent:</text:span> <text:span text:style-name="T2">Access Review Specialist</text:span></text:p>
      <text:p text:style-name="Preformatted_20_Text"><text:span text:style-name="T4">## Task:</text:span> <text:span text:style-name="T1">Compare system access levels against authorized access matrix</text:span></text:p>
      <text:p text:style-name="Preformatted_20_Text"/>
      <text:p text:style-name="P1">Provider List: https://docs.litellm.ai/docs/providers</text:p>
      <text:p text:style-name="Preformatted_20_Text"/>
      <text:p text:style-name="Preformatted_20_Text"/>
      <text:p text:style-name="Preformatted_20_Text"/>
      <text:p text:style-name="Preformatted_20_Text"><text:span text:style-name="T5"># Agent:</text:span> <text:span text:style-name="T2">Access Review Specialist</text:span></text:p>
      <text:p text:style-name="Preformatted_20_Text"><text:span text:style-name="T4">## Using tool:</text:span> <text:span text:style-name="T1">access_review_tool</text:span></text:p>
      <text:p text:style-name="Preformatted_20_Text"><text:span text:style-name="T4">## Tool Input:</text:span> </text:p>
      <text:p text:style-name="P2">"{}"</text:p>
      <text:p text:style-name="Preformatted_20_Text"><text:span text:style-name="T4">## Tool Output:</text:span> </text:p>
      <text:p text:style-name="P2">{'USER001': {'review_results': {'system_a_access': 'user has actual access level of maker which is matching his system_a_access level in access matrix.', 'system_b_access': 'user has actual system_b_access access level of maker in Access Report while he should have system_b_access access level as checker according to the access matrix.', 'system_c_access': 'user has actual access level of read-only which is matching his system_c_access level in access matrix.'}}, 'USER002': {'review_results': {'system_a_access': 'user has actual access level of checker which is matching his system_a_access level in access matrix.', 'system_b_access': 'user has actual system_b_access access level of maker in Access Report while he should have system_b_access access level as read-only according to the access matrix.', 'system_c_access': 'user has actual access level of maker which is matching his system_c_access level in access matrix.'}}, 'USER003': {'review_results': {'system_a_access': 'user has actual system_a_access access level of maker in Access Report while he should have system_a_access access level as read-only according to the access matrix.', 'system_b_access': 'user has actual access level of maker which is matching his system_b_access level in access matrix.', 'system_c_access': 'user has actual access level of checker which is matching his system_c_access level in access matrix.'}}, 'USER004': {'review_results': {'system_a_access': 'user has actual access level of maker which is matching his system_a_access level in access matrix.', 'system_b_access': 'user has actual access level of maker which is matching his system_b_access level in access matrix.', 'system_c_access': 'user has actual access level of maker which is matching his system_c_access level in access matrix.'}}, 'USER005': {'review_results': {'system_a_access': 'user has actual access level of checker which is matching his system_a_access level in access matrix.', 'system_b_access': 'user has actual system_b_access access level of maker in Access Report while he should have system_b_access access level as checker according to the access matrix.', 'system_c_access': 'user has actual access level of checker which is matching his system_c_access level in access matrix.'}}, 'USER006': {'review_results': {'system_a_access': 'user has actual access level of read-only which is matching his system_a_access level in access matrix.', 'system_b_access': 'user has actual access level of read-only which is matching his system_b_access level in access matrix.', 'system_c_access': 'user has actual system_c_access access level of maker in <text:soft-page-break/>Access Report while he should have system_c_access access level as read-only according to the access matrix.'}}, 'USER007': {'review_results': {'system_a_access': 'user has actual access level of maker which is matching his system_a_access level in access matrix.', 'system_b_access': 'user has actual access level of checker which is matching his system_b_access level in access matrix.', 'system_c_access': 'user has actual access level of maker which is matching his system_c_access level in access matrix.'}}, 'USER008': {'review_results': {'system_a_access': 'user has actual access level of checker which is matching his system_a_access level in access matrix.', 'system_b_access': 'user has actual access level of maker which is matching his system_b_access level in access matrix.', 'system_c_access': 'user has actual system_c_access access level of read-only in Access Report while he should have system_c_access access level as checker according to the access matrix.'}}, 'USER009': {'review_results': {'system_a_access': 'user has actual system_a_access access level of checker in Access Report while he should have system_a_access access level as read-only according to the access matrix.', 'system_b_access': 'user has actual access level of checker which is matching his system_b_access level in access matrix.', 'system_c_access': 'user has actual access level of read-only which is matching his system_c_access level in access matrix.'}}, 'USER010': {'review_results': {'system_a_access': 'user has actual access level of maker which is matching his system_a_access level in access matrix.', 'system_b_access': 'user has actual access level of read-only which is matching his system_b_access level in access matrix.', 'system_c_access': 'user has actual system_c_access access level of maker in Access Report while he should have system_c_access access level as checker according to the access matrix.'}}, 'USER021': {'review_results': {'system_a_access': 'user has system_a_access access level of maker in Access Report while he is unauthorized to have access to system_a_access according to access matrix.', 'system_b_access': 'user has system_b_access access level of read-only in Access Report while he is unauthorized to have access to system_b_access according to access matrix.', 'system_c_access': 'user has system_c_access access level of checker in Access Report while he is unauthorized to have access to system_c_access according to access matrix.'}}, 'USER012': {'review_results': {'system_a_access': 'user has actual access level of read-only which is matching his system_a_access level in access matrix.', 'system_b_access': 'user has actual system_b_access access level of maker in Access Report while he should have system_b_access access level as checker according to the access matrix.', 'system_c_access': 'user has actual access level of maker which is matching his system_c_access level in access matrix.'}}, 'USER013': {'review_results': {'system_a_access': 'user has actual access level of maker which is matching his system_a_access level in access matrix.', 'system_b_access': 'user has actual access level of maker which is matching his system_b_access level in access matrix.', 'system_c_access': 'user has actual access level of checker which is matching his system_c_access level in access matrix.'}}, 'USER014': {'review_results': {'system_a_access': 'user has actual access level of checker which is matching his system_a_access level in access matrix.', 'system_b_access': 'user has actual system_b_access access level of checker in Access Report while he should have system_b_access access level as read-only according to the access matrix.', 'system_c_access': 'user has actual access level of read-only which is matching his system_c_access level in access matrix.'}}, 'USER022': {'review_results': {'system_a_access': 'user has system_a_access access level of read-only in Access Report while he is unauthorized to have access to system_a_access according to access matrix.', 'system_b_access': 'user has system_b_access access level of maker in Access Report while he is unauthorized to have access to system_b_access according to access matrix.', 'system_c_access': 'user has system_c_access access level of maker in Access Report while he is unauthorized to have access to system_c_access according to access matrix.'}}, 'USER016': {'review_results': {'system_a_access': 'user has actual access level of maker which is matching his system_a_access level in access matrix.', 'system_b_access': 'user has actual system_b_access access level of maker in Access Report while he should have system_b_access access level as checker according to the access matrix.', 'system_c_access': 'user has actual access level of checker which is matching his system_c_access level in access matrix.'}}, 'USER017': {'review_results': <text:soft-page-break/>{'system_a_access': 'user has actual system_a_access access level of maker in Access Report while he should have system_a_access access level as checker according to the access matrix.', 'system_b_access': 'user has actual access level of maker which is matching his system_b_access level in access matrix.', 'system_c_access': 'user has actual access level of read-only which is matching his system_c_access level in access matrix.'}}, 'USER018': {'review_results': {'system_a_access': 'user has actual access level of read-only which is matching his system_a_access level in access matrix.', 'system_b_access': 'user has actual access level of read-only which is matching his system_b_access level in access matrix.', 'system_c_access': 'user has actual access level of maker which is matching his system_c_access level in access matrix.'}}, 'USER023': {'review_results': {'system_a_access': 'user has system_a_access access level of maker in Access Report while he is unauthorized to have access to system_a_access according to access matrix.', 'system_b_access': 'user has system_b_access access level of checker in Access Report while he is unauthorized to have access to system_b_access according to access matrix.', 'system_c_access': 'user has system_c_access access level of read-only in Access Report while he is unauthorized to have access to system_c_access according to access matrix.'}}, 'USER024': {'review_results': {'system_a_access': 'user has system_a_access access level of checker in Access Report while he is unauthorized to have access to system_a_access according to access matrix.', 'system_b_access': 'user has system_b_access access level of maker in Access Report while he is unauthorized to have access to system_b_access according to access matrix.', 'system_c_access': 'user has system_c_access access level of maker in Access Report while he is unauthorized to have access to system_c_access according to access matrix.'}}}</text:p>
      <text:p text:style-name="Preformatted_20_Text"/>
      <text:p text:style-name="P1">Provider List: https://docs.litellm.ai/docs/providers</text:p>
      <text:p text:style-name="Preformatted_20_Text"/>
      <text:p text:style-name="Preformatted_20_Text"/>
      <text:p text:style-name="Preformatted_20_Text"/>
      <text:p text:style-name="Preformatted_20_Text"><text:span text:style-name="T5"># Agent:</text:span> <text:span text:style-name="T2">Access Review Specialist</text:span></text:p>
      <text:p text:style-name="Preformatted_20_Text"><text:span text:style-name="T4">## Final Answer:</text:span> </text:p>
      <text:p text:style-name="P2"># Access Review Findings</text:p>
      <text:p text:style-name="Preformatted_20_Text"/>
      <text:p text:style-name="P2">## Summary of Access Discrepancies</text:p>
      <text:p text:style-name="Preformatted_20_Text"/>
      <text:p text:style-name="P2">The following users have discrepancies between their actual access levels and the authorized access matrix:</text:p>
      <text:p text:style-name="Preformatted_20_Text"/>
      <text:p text:style-name="P2">### USER001</text:p>
      <text:p text:style-name="P2">- **system_b_access**: Actual access level is `maker`, but should be `checker`.</text:p>
      <text:p text:style-name="Preformatted_20_Text"/>
      <text:p text:style-name="P2">### USER002</text:p>
      <text:p text:style-name="P2">- **system_b_access**: Actual access level is `maker`, but should be `read-only`.</text:p>
      <text:p text:style-name="Preformatted_20_Text"/>
      <text:p text:style-name="P2">### USER003</text:p>
      <text:p text:style-name="P2">- **system_a_access**: Actual access level is `maker`, but should be `read-only`.</text:p>
      <text:p text:style-name="Preformatted_20_Text"/>
      <text:p text:style-name="P2">### USER005</text:p>
      <text:p text:style-name="P2">- **system_b_access**: Actual access level is `maker`, but should be `checker`.</text:p>
      <text:p text:style-name="Preformatted_20_Text"/>
      <text:p text:style-name="P2">### USER006</text:p>
      <text:p text:style-name="P2">- **system_c_access**: Actual access level is `maker`, but should be `read-only`.</text:p>
      <text:p text:style-name="Preformatted_20_Text"/>
      <text:p text:style-name="P2">### USER008</text:p>
      <text:p text:style-name="P2">- **system_c_access**: Actual access level is `read-only`, but should be `checker`.</text:p>
      <text:p text:style-name="Preformatted_20_Text"/>
      <text:p text:style-name="P2">### USER009</text:p>
      <text:p text:style-name="P2"><text:soft-page-break/>- **system_a_access**: Actual access level is `checker`, but should be `read-only`.</text:p>
      <text:p text:style-name="Preformatted_20_Text"/>
      <text:p text:style-name="P2">### USER010</text:p>
      <text:p text:style-name="P2">- **system_c_access**: Actual access level is `maker`, but should be `checker`.</text:p>
      <text:p text:style-name="Preformatted_20_Text"/>
      <text:p text:style-name="P2">### USER012</text:p>
      <text:p text:style-name="P2">- **system_b_access**: Actual access level is `maker`, but should be `checker`.</text:p>
      <text:p text:style-name="Preformatted_20_Text"/>
      <text:p text:style-name="P2">### USER014</text:p>
      <text:p text:style-name="P2">- **system_b_access**: Actual access level is `checker`, but should be `read-only`.</text:p>
      <text:p text:style-name="Preformatted_20_Text"/>
      <text:p text:style-name="P2">### USER016</text:p>
      <text:p text:style-name="P2">- **system_b_access**: Actual access level is `maker`, but should be `checker`.</text:p>
      <text:p text:style-name="Preformatted_20_Text"/>
      <text:p text:style-name="P2">### USER017</text:p>
      <text:p text:style-name="P2">- **system_a_access**: Actual access level is `maker`, but should be `checker`.</text:p>
      <text:p text:style-name="Preformatted_20_Text"/>
      <text:p text:style-name="P2">### USER021</text:p>
      <text:p text:style-name="P2">- **system_a_access**: Actual access level is `maker`, but user is unauthorized.</text:p>
      <text:p text:style-name="P2">- **system_b_access**: Actual access level is `read-only`, but user is unauthorized.</text:p>
      <text:p text:style-name="P2">- **system_c_access**: Actual access level is `checker`, but user is unauthorized.</text:p>
      <text:p text:style-name="Preformatted_20_Text"/>
      <text:p text:style-name="P2">### USER022</text:p>
      <text:p text:style-name="P2">- **system_a_access**: Actual access level is `read-only`, but user is unauthorized.</text:p>
      <text:p text:style-name="P2">- **system_b_access**: Actual access level is `maker`, but user is unauthorized.</text:p>
      <text:p text:style-name="P2">- **system_c_access**: Actual access level is `maker`, but user is unauthorized.</text:p>
      <text:p text:style-name="Preformatted_20_Text"/>
      <text:p text:style-name="P2">### USER023</text:p>
      <text:p text:style-name="P2">- **system_a_access**: Actual access level is `maker`, but user is unauthorized.</text:p>
      <text:p text:style-name="P2">- **system_b_access**: Actual access level is `checker`, but user is unauthorized.</text:p>
      <text:p text:style-name="P2">- **system_c_access**: Actual access level is `read-only`, but user is unauthorized.</text:p>
      <text:p text:style-name="Preformatted_20_Text"/>
      <text:p text:style-name="P2">### USER024</text:p>
      <text:p text:style-name="P2">- **system_a_access**: Actual access level is `checker`, but user is unauthorized.</text:p>
      <text:p text:style-name="P2">- **system_b_access**: Actual access level is `maker`, but user is unauthorized.</text:p>
      <text:p text:style-name="P2">- **system_c_access**: Actual access level is `maker`, but user is unauthorized.</text:p>
      <text:p text:style-name="Preformatted_20_Text"/>
      <text:p text:style-name="P2">## Users with No Discrepancies</text:p>
      <text:p text:style-name="P2">- USER004</text:p>
      <text:p text:style-name="P2">- USER007</text:p>
      <text:p text:style-name="P2">- USER013</text:p>
      <text:p text:style-name="P2">- USER018</text:p>
      <text:p text:style-name="Preformatted_20_Text"/>
      <text:p text:style-name="P2">## Recommendations</text:p>
      <text:p text:style-name="P2">1. **Immediate Revocation**: Unauthorized access for users USER021, USER022, USER023, and USER024 should be revoked immediately.</text:p>
      <text:p text:style-name="P2">2. **Access Adjustment**: Adjust access levels for users with discrepancies to match the authorized access matrix.</text:p>
      <text:p text:style-name="P2">3. **Periodic Reviews**: Conduct periodic access reviews to ensure compliance with the access matrix.</text:p>
      <text:p text:style-name="Preformatted_20_Text"/>
      <text:p text:style-name="P2">## Conclusion</text:p>
      <text:p text:style-name="P2">This report highlights discrepancies and unauthorized access patterns. Immediate action is required to align access levels with the authorized access matrix to maintain compliance and security.</text:p>
      <text:p text:style-name="P2">```</text:p>
      <text:p text:style-name="Preformatted_20_Text"><text:soft-page-break/></text:p>
      <text:p text:style-name="Preformatted_20_Text"/>
      <text:p text:style-name="Preformatted_20_Text"/>
      <text:p text:style-name="P1">Provider List: https://docs.litellm.ai/docs/providers</text:p>
      <text:p text:style-name="Preformatted_20_Text"/>
      <text:p text:style-name="Preformatted_20_Text">ERROR:root:Failed to get supported params: argument of type 'NoneType' is not iterable</text:p>
      <text:p text:style-name="Preformatted_20_Text"><text:span text:style-name="T5"># Agent:</text:span> <text:span text:style-name="T2">Transaction Limit Compliance Analyst</text:span></text:p>
      <text:p text:style-name="Preformatted_20_Text"><text:span text:style-name="T4">## Task:</text:span> <text:span text:style-name="T1">Analyze transaction approvals against authorized limits</text:span></text:p>
      <text:p text:style-name="Preformatted_20_Text"/>
      <text:p text:style-name="P1">Provider List: https://docs.litellm.ai/docs/providers</text:p>
      <text:p text:style-name="Preformatted_20_Text"/>
      <text:p text:style-name="Preformatted_20_Text"/>
      <text:p text:style-name="Preformatted_20_Text"/>
      <text:p text:style-name="Preformatted_20_Text"><text:span text:style-name="T5"># Agent:</text:span> <text:span text:style-name="T2">Transaction Limit Compliance Analyst</text:span></text:p>
      <text:p text:style-name="Preformatted_20_Text"><text:span text:style-name="T4">## Using tool:</text:span> <text:span text:style-name="T1">transalimit_review_tool</text:span></text:p>
      <text:p text:style-name="Preformatted_20_Text"><text:span text:style-name="T4">## Tool Input:</text:span> </text:p>
      <text:p text:style-name="P2">"{}"</text:p>
      <text:p text:style-name="Preformatted_20_Text"><text:span text:style-name="T4">## Tool Output:</text:span> </text:p>
      <text:p text:style-name="P2">{'transaction_0': {'transaction_amount': 175000, 'transaction_date': '2024-01-15', 'approved_users': ['USER008'], 'Analysis_Result': 'Transaction Amount Exceed user Approval Level for USER008'}, 'transaction_1': {'transaction_amount': 150000, 'transaction_date': '2024-01-16', 'approved_users': ['USER004'], 'Analysis_Result': 'Transaction is approved within the single approval limit of USER004'}, 'transaction_2': {'transaction_amount': 2500000, 'transaction_date': '2024-01-17', 'approved_users': ['USER001', 'USER002'], 'Analysis_Result': "Transaction is approved within the joint approval limit of users ['USER001', 'USER002']"}, 'transaction_3': {'transaction_amount': 120000, 'transaction_date': '2024-01-18', 'approved_users': ['USER009'], 'Analysis_Result': 'Transaction Amount Exceed user Approval Level for USER009'}, 'transaction_4': {'transaction_amount': 3500000, 'transaction_date': '2024-01-19', 'approved_users': ['USER003', 'USER004'], 'Analysis_Result': "Transaction is approved within the joint approval limit of users ['USER003', 'USER004']"}, 'transaction_5': {'transaction_amount': 450000, 'transaction_date': '2024-01-20', 'approved_users': ['USER007'], 'Analysis_Result': 'Transaction is approved within the single approval limit of USER007'}, 'transaction_6': {'transaction_amount': 1500000, 'transaction_date': '2024-01-21', 'approved_users': ['USER002', 'USER003'], 'Analysis_Result': "Transaction is approved within the joint approval limit of users ['USER002', 'USER003']"}, 'transaction_7': {'transaction_amount': 800000, 'transaction_date': '2024-01-22', 'approved_users': ['USER010'], 'Analysis_Result': 'Transaction Amount Exceed user Approval Level for USER010'}, 'transaction_8': {'transaction_amount': 4000000, 'transaction_date': '2024-01-23', 'approved_users': ['USER001', 'USER002', 'USER003'], 'Analysis_Result': "Transaction is approved within the joint approval limit of users ['USER001', 'USER002', 'USER003']"}, 'transaction_9': {'transaction_amount': 600000, 'transaction_date': '2024-01-24', 'approved_users': ['USER005'], 'Analysis_Result': 'Transaction Amount Exceed user Approval Level for USER005'}, 'transaction_10': {'transaction_amount': 2800000, 'transaction_date': '2024-01-25', 'approved_users': ['USER001', 'USER004'], 'Analysis_Result': "Transaction is approved within the joint approval limit of users ['USER001', 'USER004']"}, 'transaction_11': {'transaction_amount': 95000, 'transaction_date': '2024-01-26', 'approved_users': ['USER008'], 'Analysis_Result': 'Transaction is approved within the single approval limit of USER008'}, 'transaction_12': {'transaction_amount': 3200000, 'transaction_date': '2024-01-27', 'approved_users': ['USER002', 'USER003'], 'Analysis_Result': "Transaction is approved within the joint approval limit of users ['USER002', 'USER003']"}, 'transaction_13': {'transaction_amount': 175000, 'transaction_date': '2024-01-28', 'approved_users': ['USER006'], 'Analysis_Result': 'Transaction is approved within the single approval limit of USER006'}, 'transaction_14': {'transaction_amount': 5500000, 'transaction_date': '2024-01-29', 'approved_users': ['USER001', 'USER002', 'USER003'], 'Analysis_Result': <text:soft-page-break/>"Transaction Amount Exceed the joint Approval Level of users ['USER001', 'USER002', 'USER003']"}}</text:p>
      <text:p text:style-name="Preformatted_20_Text"/>
      <text:p text:style-name="P1">Provider List: https://docs.litellm.ai/docs/providers</text:p>
      <text:p text:style-name="Preformatted_20_Text"/>
      <text:p text:style-name="Preformatted_20_Text"/>
      <text:p text:style-name="Preformatted_20_Text"/>
      <text:p text:style-name="Preformatted_20_Text"><text:span text:style-name="T5"># Agent:</text:span> <text:span text:style-name="T2">Transaction Limit Compliance Analyst</text:span></text:p>
      <text:p text:style-name="Preformatted_20_Text"><text:span text:style-name="T4">## Final Answer:</text:span> </text:p>
      <text:p text:style-name="P2"># Transaction Limit Compliance Analysis</text:p>
      <text:p text:style-name="Preformatted_20_Text"/>
      <text:p text:style-name="P2">## Summary of Transaction Limit Findings</text:p>
      <text:p text:style-name="Preformatted_20_Text"/>
      <text:p text:style-name="P2">The following transactions were analyzed against authorized approval limits:</text:p>
      <text:p text:style-name="Preformatted_20_Text"/>
      <text:p text:style-name="P2">### Transaction 0</text:p>
      <text:p text:style-name="P2">- **Transaction Amount**: 175,000</text:p>
      <text:p text:style-name="P2">- **Approved Users**: USER008</text:p>
      <text:p text:style-name="P2">- **Analysis Result**: Transaction Amount Exceed user Approval Level for USER008</text:p>
      <text:p text:style-name="Preformatted_20_Text"/>
      <text:p text:style-name="P2">### Transaction 1</text:p>
      <text:p text:style-name="P2">- **Transaction Amount**: 150,000</text:p>
      <text:p text:style-name="P2">- **Approved Users**: USER004</text:p>
      <text:p text:style-name="P2">- **Analysis Result**: Transaction is approved within the single approval limit of USER004</text:p>
      <text:p text:style-name="Preformatted_20_Text"/>
      <text:p text:style-name="P2">### Transaction 2</text:p>
      <text:p text:style-name="P2">- **Transaction Amount**: 2,500,000</text:p>
      <text:p text:style-name="P2">- **Approved Users**: USER001, USER002</text:p>
      <text:p text:style-name="P2">- **Analysis Result**: Transaction is approved within the joint approval limit of users ['USER001', 'USER002']</text:p>
      <text:p text:style-name="Preformatted_20_Text"/>
      <text:p text:style-name="P2">### Transaction 3</text:p>
      <text:p text:style-name="P2">- **Transaction Amount**: 120,000</text:p>
      <text:p text:style-name="P2">- **Approved Users**: USER009</text:p>
      <text:p text:style-name="P2">- **Analysis Result**: Transaction Amount Exceed user Approval Level for USER009</text:p>
      <text:p text:style-name="Preformatted_20_Text"/>
      <text:p text:style-name="P2">### Transaction 4</text:p>
      <text:p text:style-name="P2">- **Transaction Amount**: 3,500,000</text:p>
      <text:p text:style-name="P2">- **Approved Users**: USER003, USER004</text:p>
      <text:p text:style-name="P2">- **Analysis Result**: Transaction is approved within the joint approval limit of users ['USER003', 'USER004']</text:p>
      <text:p text:style-name="Preformatted_20_Text"/>
      <text:p text:style-name="P2">### Transaction 5</text:p>
      <text:p text:style-name="P2">- **Transaction Amount**: 450,000</text:p>
      <text:p text:style-name="P2">- **Approved Users**: USER007</text:p>
      <text:p text:style-name="P2">- **Analysis Result**: Transaction is approved within the single approval limit of USER007</text:p>
      <text:p text:style-name="Preformatted_20_Text"/>
      <text:p text:style-name="P2">### Transaction 6</text:p>
      <text:p text:style-name="P2">- **Transaction Amount**: 1,500,000</text:p>
      <text:p text:style-name="P2">- **Approved Users**: USER002, USER003</text:p>
      <text:p text:style-name="P2">- **Analysis Result**: Transaction is approved within the joint approval limit of users ['USER002', 'USER003']</text:p>
      <text:p text:style-name="Preformatted_20_Text"/>
      <text:p text:style-name="P2">### Transaction 7</text:p>
      <text:p text:style-name="P2">- **Transaction Amount**: 800,000</text:p>
      <text:p text:style-name="P2">- **Approved Users**: USER010</text:p>
      <text:p text:style-name="P2">- **Analysis Result**: Transaction Amount Exceed user Approval Level for USER010</text:p>
      <text:p text:style-name="Preformatted_20_Text"/>
      <text:p text:style-name="P2">### Transaction 8</text:p>
      <text:p text:style-name="P2">- **Transaction Amount**: 4,000,000</text:p>
      <text:p text:style-name="P2">- **Approved Users**: USER001, USER002, USER003</text:p>
      <text:p text:style-name="P2"><text:soft-page-break/>- **Analysis Result**: Transaction is approved within the joint approval limit of users ['USER001', 'USER002', 'USER003']</text:p>
      <text:p text:style-name="Preformatted_20_Text"/>
      <text:p text:style-name="P2">### Transaction 9</text:p>
      <text:p text:style-name="P2">- **Transaction Amount**: 600,000</text:p>
      <text:p text:style-name="P2">- **Approved Users**: USER005</text:p>
      <text:p text:style-name="P2">- **Analysis Result**: Transaction Amount Exceed user Approval Level for USER005</text:p>
      <text:p text:style-name="Preformatted_20_Text"/>
      <text:p text:style-name="P2">### Transaction 10</text:p>
      <text:p text:style-name="P2">- **Transaction Amount**: 2,800,000</text:p>
      <text:p text:style-name="P2">- **Approved Users**: USER001, USER004</text:p>
      <text:p text:style-name="P2">- **Analysis Result**: Transaction is approved within the joint approval limit of users ['USER001', 'USER004']</text:p>
      <text:p text:style-name="Preformatted_20_Text"/>
      <text:p text:style-name="P2">### Transaction 11</text:p>
      <text:p text:style-name="P2">- **Transaction Amount**: 95,000</text:p>
      <text:p text:style-name="P2">- **Approved Users**: USER008</text:p>
      <text:p text:style-name="P2">- **Analysis Result**: Transaction is approved within the single approval limit of USER008</text:p>
      <text:p text:style-name="Preformatted_20_Text"/>
      <text:p text:style-name="P2">### Transaction 12</text:p>
      <text:p text:style-name="P2">- **Transaction Amount**: 3,200,000</text:p>
      <text:p text:style-name="P2">- **Approved Users**: USER002, USER003</text:p>
      <text:p text:style-name="P2">- **Analysis Result**: Transaction is approved within the joint approval limit of users ['USER002', 'USER003']</text:p>
      <text:p text:style-name="Preformatted_20_Text"/>
      <text:p text:style-name="P2">### Transaction 13</text:p>
      <text:p text:style-name="P2">- **Transaction Amount**: 175,000</text:p>
      <text:p text:style-name="P2">- **Approved Users**: USER006</text:p>
      <text:p text:style-name="P2">- **Analysis Result**: Transaction is approved within the single approval limit of USER006</text:p>
      <text:p text:style-name="Preformatted_20_Text"/>
      <text:p text:style-name="P2">### Transaction 14</text:p>
      <text:p text:style-name="P2">- **Transaction Amount**: 5,500,000</text:p>
      <text:p text:style-name="P2">- **Approved Users**: USER001, USER002, USER003</text:p>
      <text:p text:style-name="P2">- **Analysis Result**: Transaction Amount Exceed the joint Approval Level of users ['USER001', 'USER002', 'USER003']</text:p>
      <text:p text:style-name="Preformatted_20_Text"/>
      <text:p text:style-name="P2">## Recommendations</text:p>
      <text:p text:style-name="P2">1. **Immediate Review**: Transactions exceeding user approval limits (Transaction 0, 3, 7, 9, 14) should be reviewed and re-approved by authorized personnel.</text:p>
      <text:p text:style-name="P2">2. **Limit Adjustments**: Consider adjusting approval limits for users who frequently exceed their limits (e.g., USER008, USER009, USER010, USER005).</text:p>
      <text:p text:style-name="P2">3. **Periodic Reviews**: Conduct periodic reviews of transaction approvals to ensure compliance with authorized limits.</text:p>
      <text:p text:style-name="Preformatted_20_Text"/>
      <text:p text:style-name="P2">## Conclusion</text:p>
      <text:p text:style-name="P2">This report highlights transactions that exceed user approval limits and those that comply with the authorized limits. Immediate action is required to address non-compliant transactions and ensure future compliance.</text:p>
      <text:p text:style-name="P2">```</text:p>
      <text:p text:style-name="Preformatted_20_Text"/>
      <text:p text:style-name="Preformatted_20_Text"/>
      <text:p text:style-name="Preformatted_20_Text"/>
      <text:p text:style-name="P1">Provider List: https://docs.litellm.ai/docs/providers</text:p>
      <text:p text:style-name="Preformatted_20_Text"/>
      <text:p text:style-name="Preformatted_20_Text">ERROR:root:Failed to get supported params: argument of type 'NoneType' is not iterable</text:p>
      <text:p text:style-name="Preformatted_20_Text"><text:span text:style-name="T5"># Agent:</text:span> <text:span text:style-name="T2">Change Management Compliance Analyst</text:span></text:p>
      <text:p text:style-name="Preformatted_20_Text"><text:span text:style-name="T4">## Task:</text:span> <text:span text:style-name="T1">Verify change management compliance and identify potential process violations</text:span></text:p>
      <text:p text:style-name="Preformatted_20_Text"/>
      <text:p text:style-name="P1">Provider List: https://docs.litellm.ai/docs/providers</text:p>
      <text:p text:style-name="Preformatted_20_Text"><text:soft-page-break/></text:p>
      <text:p text:style-name="Preformatted_20_Text"/>
      <text:p text:style-name="Preformatted_20_Text"/>
      <text:p text:style-name="Preformatted_20_Text"><text:span text:style-name="T5"># Agent:</text:span> <text:span text:style-name="T2">Change Management Compliance Analyst</text:span></text:p>
      <text:p text:style-name="Preformatted_20_Text"><text:span text:style-name="T4">## Using tool:</text:span> <text:span text:style-name="T1">change_management_verification_tool</text:span></text:p>
      <text:p text:style-name="Preformatted_20_Text"><text:span text:style-name="T4">## Tool Input:</text:span> </text:p>
      <text:p text:style-name="P2">"{}"</text:p>
      <text:p text:style-name="Preformatted_20_Text"><text:span text:style-name="T4">## Tool Output:</text:span> </text:p>
      <text:p text:style-name="P2">[{'date_time': '2024-01-14 09:30:00', 'component_modified': 'UserAccessModule', 'modified_by_user': 'USER001', 'Verification_Results': 'Audit trail record date is found with the authorized user: USER001; however - it might be a change management violation as there were no change tickets found that satisfy the change management SLA.'}, {'date_time': '2024-01-15 04:20:00', 'component_modified': 'SecuritySettings', 'modified_by_user': 'USER004', 'Verification_Results': 'Audit trail record date is found with the authorized user: USER004; however - it might be a change management violation as there were no change tickets found that satisfy the change management SLA.'}, {'date_time': '2024-01-19 11:45:00', 'component_modified': 'DatabaseConfig', 'modified_by_user': 'USER002', 'Verification_Results': 'Audit trail record relies on change ticket: CHG003 and was carried out by the authorized user: USER002'}, {'date_time': '2024-01-16 18:30:00', 'component_modified': 'NetworkSettings', 'modified_by_user': 'USER007', 'Verification_Results': 'Audit trail record relies on change ticket: CHG004 and was carried out by the authorized user: USER007'}, {'date_time': '2024-01-17 11:15:00', 'component_modified': 'APIEndpoints', 'modified_by_user': 'USER003', 'Verification_Results': 'Audit trail record relies on change ticket: CHG005 and was carried out by the authorized user: USER003'}, {'date_time': '2024-01-17 17:40:00', 'component_modified': 'LoggingSystem', 'modified_by_user': 'USER005', 'Verification_Results': 'Audit trail record relies on change ticket: CHG006 and was carried out by the authorized user: USER005'}, {'date_time': '2024-10-18 09:00:00', 'component_modified': 'UserInterface', 'modified_by_user': 'USER008', 'Verification_Results': 'Audit trail record date is found with the authorized user: USER008; however - it might be a change management violation as there were no change tickets found that satisfy the change management SLA.'}, {'date_time': '2024-01-18 23:25:00', 'component_modified': 'BackupSystem', 'modified_by_user': 'USER006', 'Verification_Results': 'Audit trail record relies on change ticket: CHG008 and was carried out by the authorized user: USER006'}, {'date_time': '2024-02-19 11:30:00', 'component_modified': 'AuthModule', 'modified_by_user': 'USER001', 'Verification_Results': 'Audit trail record date is found with the authorized user: USER001; however - it might be a change management violation as there were no change tickets found that satisfy the change management SLA.'}, {'date_time': '2024-01-19 06:15:00', 'component_modified': 'ReportingEngine', 'modified_by_user': 'USER004', 'Verification_Results': 'Audit trail record date is found with the authorized user: USER004; however - it might be a change management violation as there were no change tickets found that satisfy the change management SLA.'}, {'date_time': '2024-01-20 11:45:00', 'component_modified': 'DataProcessor', 'modified_by_user': 'USER009', 'Verification_Results': 'Audit trail record date is found linked to change ticket: CHG011, however the change was carried out by the unauthorized user: USER009 - while it should have been carried out by: USER002'}, {'date_time': '2024-01-20 19:20:00', 'component_modified': 'SecurityModule', 'modified_by_user': 'USER002', 'Verification_Results': 'Audit trail record date is found linked to change ticket: CHG012, however the change was carried out by the unauthorized user: USER002 - while it should have been carried out by: USER005'}, {'date_time': '2024-01-21 10:15:00', 'component_modified': 'ConfigSettings', 'modified_by_user': 'USER005', 'Verification_Results': 'Audit trail record date is found linked to change ticket: CHG013, however the change was carried out by the unauthorized user: USER005 - while it should have been carried out by: USER007'}, {'date_time': '2024-01-21 19:50:00', 'component_modified': 'UserManagement', 'modified_by_user': 'USER003', 'Verification_Results': 'Audit trail record relies on change ticket: CHG014 and was carried out by the authorized user: USER003'}, {'date_time': '2024-01-29 10:30:00', 'component_modified': 'APIGateway', 'modified_by_user': 'USER007', 'Verification_Results': 'Could not find any change ticket that is related to <text:soft-page-break/>this audit trail record.'}, {'date_time': '2024-01-22 15:45:00', 'component_modified': 'DatabaseIndex', 'modified_by_user': 'USER001', 'Verification_Results': 'Could not find any change ticket that is related to this audit trail record.'}, {'date_time': '2024-01-23 09:45:00', 'component_modified': 'AccessControl', 'modified_by_user': 'USER006', 'Verification_Results': 'Could not find any change ticket that is related to this audit trail record.'}, {'date_time': '2024-01-23 14:30:00', 'component_modified': 'SystemCore', 'modified_by_user': 'USER004', 'Verification_Results': 'Could not find any change ticket that is related to this audit trail record.'}, {'date_time': '2024-01-24 11:00:00', 'component_modified': 'LogAnalyzer', 'modified_by_user': 'USER008', 'Verification_Results': 'Could not find any change ticket that is related to this audit trail record.'}, {'date_time': '2024-01-24 16:00:00', 'component_modified': 'WebService', 'modified_by_user': 'USER002', 'Verification_Results': 'Could not find any change ticket that is related to this audit trail record.'}]</text:p>
      <text:p text:style-name="Preformatted_20_Text"/>
      <text:p text:style-name="P1">Provider List: https://docs.litellm.ai/docs/providers</text:p>
      <text:p text:style-name="Preformatted_20_Text"/>
      <text:p text:style-name="Preformatted_20_Text"/>
      <text:p text:style-name="Preformatted_20_Text"/>
      <text:p text:style-name="Preformatted_20_Text"><text:span text:style-name="T5"># Agent:</text:span> <text:span text:style-name="T2">Change Management Compliance Analyst</text:span></text:p>
      <text:p text:style-name="Preformatted_20_Text"><text:span text:style-name="T4">## Final Answer:</text:span> </text:p>
      <text:p text:style-name="P2"># Change Management Audit Findings</text:p>
      <text:p text:style-name="Preformatted_20_Text"/>
      <text:p text:style-name="P2">## Summary of Audit Findings</text:p>
      <text:p text:style-name="Preformatted_20_Text"/>
      <text:p text:style-name="P2">The following audit trail records were analyzed against change tickets based on the change management SLA:</text:p>
      <text:p text:style-name="Preformatted_20_Text"/>
      <text:p text:style-name="P2">### Audit Trail Record 0</text:p>
      <text:p text:style-name="P2">- **Date/Time**: 2024-01-14 09:30:00</text:p>
      <text:p text:style-name="P2">- **Component Modified**: UserAccessModule</text:p>
      <text:p text:style-name="P2">- **Modified By User**: USER001</text:p>
      <text:p text:style-name="P2">- **Verification Results**: Audit trail record date is found with the authorized user: USER001; however - it might be a change management violation as there were no change tickets found that satisfy the change management SLA.</text:p>
      <text:p text:style-name="Preformatted_20_Text"/>
      <text:p text:style-name="P2">### Audit Trail Record 1</text:p>
      <text:p text:style-name="P2">- **Date/Time**: 2024-01-15 04:20:00</text:p>
      <text:p text:style-name="P2">- **Component Modified**: SecuritySettings</text:p>
      <text:p text:style-name="P2">- **Modified By User**: USER004</text:p>
      <text:p text:style-name="P2">- **Verification Results**: Audit trail record date is found with the authorized user: USER004; however - it might be a change management violation as there were no change tickets found that satisfy the change management SLA.</text:p>
      <text:p text:style-name="Preformatted_20_Text"/>
      <text:p text:style-name="P2">### Audit Trail Record 2</text:p>
      <text:p text:style-name="P2">- **Date/Time**: 2024-01-19 11:45:00</text:p>
      <text:p text:style-name="P2">- **Component Modified**: DatabaseConfig</text:p>
      <text:p text:style-name="P2">- **Modified By User**: USER002</text:p>
      <text:p text:style-name="P2">- **Verification Results**: Audit trail record relies on change ticket: CHG003 and was carried out by the authorized user: USER002</text:p>
      <text:p text:style-name="Preformatted_20_Text"/>
      <text:p text:style-name="P2">### Audit Trail Record 3</text:p>
      <text:p text:style-name="P2">- **Date/Time**: 2024-01-16 18:30:00</text:p>
      <text:p text:style-name="P2">- **Component Modified**: NetworkSettings</text:p>
      <text:p text:style-name="P2">- **Modified By User**: USER007</text:p>
      <text:p text:style-name="P2">- **Verification Results**: Audit trail record relies on change ticket: CHG004 and was carried out by the authorized user: USER007</text:p>
      <text:p text:style-name="Preformatted_20_Text"/>
      <text:p text:style-name="P2">### Audit Trail Record 4</text:p>
      <text:p text:style-name="P2">- **Date/Time**: 2024-01-17 11:15:00</text:p>
      <text:p text:style-name="P2">- **Component Modified**: APIEndpoints</text:p>
      <text:p text:style-name="P2">- **Modified By User**: USER003</text:p>
      <text:p text:style-name="P2"><text:soft-page-break/>- **Verification Results**: Audit trail record relies on change ticket: CHG005 and was carried out by the authorized user: USER003</text:p>
      <text:p text:style-name="Preformatted_20_Text"/>
      <text:p text:style-name="P2">### Audit Trail Record 5</text:p>
      <text:p text:style-name="P2">- **Date/Time**: 2024-01-17 17:40:00</text:p>
      <text:p text:style-name="P2">- **Component Modified**: LoggingSystem</text:p>
      <text:p text:style-name="P2">- **Modified By User**: USER005</text:p>
      <text:p text:style-name="P2">- **Verification Results**: Audit trail record relies on change ticket: CHG006 and was carried out by the authorized user: USER005</text:p>
      <text:p text:style-name="Preformatted_20_Text"/>
      <text:p text:style-name="P2">### Audit Trail Record 6</text:p>
      <text:p text:style-name="P2">- **Date/Time**: 2024-10-18 09:00:00</text:p>
      <text:p text:style-name="P2">- **Component Modified**: UserInterface</text:p>
      <text:p text:style-name="P2">- **Modified By User**: USER008</text:p>
      <text:p text:style-name="P2">- **Verification Results**: Audit trail record date is found with the authorized user: USER008; however - it might be a change management violation as there were no change tickets found that satisfy the change management SLA.</text:p>
      <text:p text:style-name="Preformatted_20_Text"/>
      <text:p text:style-name="P2">### Audit Trail Record 7</text:p>
      <text:p text:style-name="P2">- **Date/Time**: 2024-01-18 23:25:00</text:p>
      <text:p text:style-name="P2">- **Component Modified**: BackupSystem</text:p>
      <text:p text:style-name="P2">- **Modified By User**: USER006</text:p>
      <text:p text:style-name="P2">- **Verification Results**: Audit trail record relies on change ticket: CHG008 and was carried out by the authorized user: USER006</text:p>
      <text:p text:style-name="Preformatted_20_Text"/>
      <text:p text:style-name="P2">### Audit Trail Record 8</text:p>
      <text:p text:style-name="P2">- **Date/Time**: 2024-02-19 11:30:00</text:p>
      <text:p text:style-name="P2">- **Component Modified**: AuthModule</text:p>
      <text:p text:style-name="P2">- **Modified By User**: USER001</text:p>
      <text:p text:style-name="P2">- **Verification Results**: Audit trail record date is found with the authorized user: USER001; however - it might be a change management violation as there were no change tickets found that satisfy the change management SLA.</text:p>
      <text:p text:style-name="Preformatted_20_Text"/>
      <text:p text:style-name="P2">### Audit Trail Record 9</text:p>
      <text:p text:style-name="P2">- **Date/Time**: 2024-01-19 06:15:00</text:p>
      <text:p text:style-name="P2">- **Component Modified**: ReportingEngine</text:p>
      <text:p text:style-name="P2">- **Modified By User**: USER004</text:p>
      <text:p text:style-name="P2">- **Verification Results**: Audit trail record date is found with the authorized user: USER004; however - it might be a change management violation as there were no change tickets found that satisfy the change management SLA.</text:p>
      <text:p text:style-name="Preformatted_20_Text"/>
      <text:p text:style-name="P2">### Audit Trail Record 10</text:p>
      <text:p text:style-name="P2">- **Date/Time**: 2024-01-20 11:45:00</text:p>
      <text:p text:style-name="P2">- **Component Modified**: DataProcessor</text:p>
      <text:p text:style-name="P2">- **Modified By User**: USER009</text:p>
      <text:p text:style-name="P2">- **Verification Results**: Audit trail record date is found linked to change ticket: CHG011, however the change was carried out by the unauthorized user: USER009 - while it should have been carried out by: USER002</text:p>
      <text:p text:style-name="Preformatted_20_Text"/>
      <text:p text:style-name="P2">### Audit Trail Record 11</text:p>
      <text:p text:style-name="P2">- **Date/Time**: 2024-01-20 19:20:00</text:p>
      <text:p text:style-name="P2">- **Component Modified**: SecurityModule</text:p>
      <text:p text:style-name="P2">- **Modified By User**: USER002</text:p>
      <text:p text:style-name="P2">- **Verification Results**: Audit trail record date is found linked to change ticket: CHG012, however the change was carried out by the unauthorized user: USER002 - while it should have been carried out by: USER005</text:p>
      <text:p text:style-name="Preformatted_20_Text"/>
      <text:p text:style-name="P2">### Audit Trail Record 12</text:p>
      <text:p text:style-name="P2">- **Date/Time**: 2024-01-21 10:15:00</text:p>
      <text:p text:style-name="P2">- **Component Modified**: ConfigSettings</text:p>
      <text:p text:style-name="P2">- **Modified By User**: USER005</text:p>
      <text:p text:style-name="P2">- **Verification Results**: Audit trail record date is found linked to change ticket: CHG013, however the change was carried out by the unauthorized user: USER005 - while it should have been carried out by: USER007</text:p>
      <text:p text:style-name="Preformatted_20_Text"><text:soft-page-break/></text:p>
      <text:p text:style-name="P2">### Audit Trail Record 13</text:p>
      <text:p text:style-name="P2">- **Date/Time**: 2024-01-21 19:50:00</text:p>
      <text:p text:style-name="P2">- **Component Modified**: UserManagement</text:p>
      <text:p text:style-name="P2">- **Modified By User**: USER003</text:p>
      <text:p text:style-name="P2">- **Verification Results**: Audit trail record relies on change ticket: CHG014 and was carried out by the authorized user: USER003</text:p>
      <text:p text:style-name="Preformatted_20_Text"/>
      <text:p text:style-name="P2">### Audit Trail Record 14</text:p>
      <text:p text:style-name="P2">- **Date/Time**: 2024-01-29 10:30:00</text:p>
      <text:p text:style-name="P2">- **Component Modified**: APIGateway</text:p>
      <text:p text:style-name="P2">- **Modified By User**: USER007</text:p>
      <text:p text:style-name="P2">- **Verification Results**: Could not find any change ticket that is related to this audit trail record.</text:p>
      <text:p text:style-name="Preformatted_20_Text"/>
      <text:p text:style-name="P2">### Audit Trail Record 15</text:p>
      <text:p text:style-name="P2">- **Date/Time**: 2024-01-22 15:45:00</text:p>
      <text:p text:style-name="P2">- **Component Modified**: DatabaseIndex</text:p>
      <text:p text:style-name="P2">- **Modified By User**: USER001</text:p>
      <text:p text:style-name="P2">- **Verification Results**: Could not find any change ticket that is related to this audit trail record.</text:p>
      <text:p text:style-name="Preformatted_20_Text"/>
      <text:p text:style-name="P2">### Audit Trail Record 16</text:p>
      <text:p text:style-name="P2">- **Date/Time**: 2024-01-23 09:45:00</text:p>
      <text:p text:style-name="P2">- **Component Modified**: AccessControl</text:p>
      <text:p text:style-name="P2">- **Modified By User**: USER006</text:p>
      <text:p text:style-name="P2">- **Verification Results**: Could not find any change ticket that is related to this audit trail record.</text:p>
      <text:p text:style-name="Preformatted_20_Text"/>
      <text:p text:style-name="P2">### Audit Trail Record 17</text:p>
      <text:p text:style-name="P2">- **Date/Time**: 2024-01-23 14:30:00</text:p>
      <text:p text:style-name="P2">- **Component Modified**: SystemCore</text:p>
      <text:p text:style-name="P2">- **Modified By User**: USER004</text:p>
      <text:p text:style-name="P2">- **Verification Results**: Could not find any change ticket that is related to this audit trail record.</text:p>
      <text:p text:style-name="Preformatted_20_Text"/>
      <text:p text:style-name="P2">### Audit Trail Record 18</text:p>
      <text:p text:style-name="P2">- **Date/Time**: 2024-01-24 11:00:00</text:p>
      <text:p text:style-name="P2">- **Component Modified**: LogAnalyzer</text:p>
      <text:p text:style-name="P2">- **Modified By User**: USER008</text:p>
      <text:p text:style-name="P2">- **Verification Results**: Could not find any change ticket that is related to this audit trail record.</text:p>
      <text:p text:style-name="Preformatted_20_Text"/>
      <text:p text:style-name="P2">### Audit Trail Record 19</text:p>
      <text:p text:style-name="P2">- **Date/Time**: 2024-01-24 16:00:00</text:p>
      <text:p text:style-name="P2">- **Component Modified**: WebService</text:p>
      <text:p text:style-name="P2">- **Modified By User**: USER002</text:p>
      <text:p text:style-name="P2">- **Verification Results**: Could not find any change ticket that is related to this audit trail record.</text:p>
      <text:p text:style-name="Preformatted_20_Text"/>
      <text:p text:style-name="P2">## Recommendations</text:p>
      <text:p text:style-name="P2">1. **Immediate Review**: Audit trail records with potential change management violations (Audit Trail Records 0, 1, 6, 8, 9, 10, 11, 12, 14, 15, 16, 17, 18, 19) should be reviewed and re-approved by authorized personnel.</text:p>
      <text:p text:style-name="P2">2. **Process Improvement**: Consider enhancing the change management process to ensure all changes are properly documented and approved.</text:p>
      <text:p text:style-name="P2">3. **Periodic Reviews**: Conduct periodic reviews of audit trail records to ensure compliance with change management policies.</text:p>
      <text:p text:style-name="Preformatted_20_Text"/>
      <text:p text:style-name="P2">## Conclusion</text:p>
      <text:p text:style-name="P2">This report highlights audit trail records that may violate change management policies and those that comply with the authorized change management process. Immediate action is required to address non-compliant records and ensure future compliance.</text:p>
      <text:p text:style-name="P2"><text:soft-page-break/>```</text:p>
      <text:p text:style-name="Preformatted_20_Text"/>
      <text:p text:style-name="Preformatted_20_Text"/>
      <text:p text:style-name="Preformatted_20_Text"/>
      <text:p text:style-name="P1">Provider List: https://docs.litellm.ai/docs/providers</text:p>
      <text:p text:style-name="Preformatted_20_Text"/>
      <text:p text:style-name="Preformatted_20_Text">ERROR:root:Failed to get supported params: argument of type 'NoneType' is not iterable</text:p>
      <text:p text:style-name="Preformatted_20_Text"><text:span text:style-name="T5"># Agent:</text:span> <text:span text:style-name="T2">Transaction Policy Compliance Specialist</text:span></text:p>
      <text:p text:style-name="Preformatted_20_Text"><text:span text:style-name="T4">## Task:</text:span> <text:span text:style-name="T1">Verify transaction-level compliance with organizational policies</text:span></text:p>
      <text:p text:style-name="Preformatted_20_Text"/>
      <text:p text:style-name="P1">Provider List: https://docs.litellm.ai/docs/providers</text:p>
      <text:p text:style-name="Preformatted_20_Text"/>
      <text:p text:style-name="Preformatted_20_Text">Policy Review: 100%|███████████████████████████████████████████████████████████████████████████████████████████████████████████████████████████████████████████████████████████████████████████████████████████| 5/5 [09:22&lt;00:00, 112.45s/it]</text:p>
      <text:p text:style-name="Preformatted_20_Text"/>
      <text:p text:style-name="Preformatted_20_Text"/>
      <text:p text:style-name="Preformatted_20_Text"><text:span text:style-name="T5"># Agent:</text:span> <text:span text:style-name="T2">Transaction Policy Compliance Specialist</text:span></text:p>
      <text:p text:style-name="Preformatted_20_Text"><text:span text:style-name="T4">## Using tool:</text:span> <text:span text:style-name="T1">transaction_policy_review_tool</text:span></text:p>
      <text:p text:style-name="Preformatted_20_Text"><text:span text:style-name="T4">## Tool Input:</text:span> </text:p>
      <text:p text:style-name="P2">"{}"</text:p>
      <text:p text:style-name="Preformatted_20_Text"><text:span text:style-name="T4">## Tool Output:</text:span> </text:p>
      <text:p text:style-name="P2">[{'Transaction ID': 'T001', 'Date': '09-07-24', 'Amount': '14236.29', 'Vendor': 'Microsoft', 'Purchase Order ID': 'PO1970', 'Type': 'Purchase', 'Discount': '16.84%', 'Discount_Justification': 'Special promotion applied', 'Tax Paid': 'No', 'Submitted Date': '17-07-24', 'Department_Authorization': 'Yes', 'Item Description': 'Software Subscription', 'Prior_Finance_Approval': 'Yes', 'violation': "&lt;think&gt;\nAlright, I'm going to analyze this transaction step by step to see if it violates any of the policies outlined in the Purchase Policy Document.\n\nFirst, let's look at each data field provided for Transaction T001:\n\n- **Transaction ID:** T001\n- **Date:** 09-07-24 (July 9, 2024)\n- **Amount:** AED 14,236.29\n- **Vendor:** Microsoft (which is an approved vendor)\n- **Purchase Order ID:** PO1970\n- **Type:** Purchase\n- **Discount:** 16.84%\n- **Discount_Justification:** Special promotion applied\n- **Tax Paid:** No\n- **Submitted Date:** 17-07-24 (July 17, 2024)\n- **Department_Authorization:** Yes\n- **Item Description:** Software Subscription\n- **Prior_Finance_Approval:** Yes\n\nNow, I'll go through each policy condition one by one to check for violations.\n\n1. **Maximum Purchase Limit (Rule 1):** Purchases cannot exceed AED 10,000 without prior approval. The amount here is AED 14,236.29, which is above the limit. However, the transaction has Prior Finance Approval marked as Yes, so this condition is satisfied.\n\n2. **Invoice Submission Deadline (Rule 2):** Invoices must be submitted within 30 days of the purchase date. The purchase was on July 9, and the invoice was submitted on July 17, which is well within the 30-day window. No violation here.\n\n3. **Vendor Restrictions (Rule 3):** Purchases can only be made from approved vendors. Microsoft is on the list of approved vendors, so no issue.\n\n4. **Multiple Purchases (Rule 4):** Multiple purchases of the same item within a 7-day period shouldn't exceed AED 20,000. Since this is a single transaction, there's no need to check for multiple occurrences here. No violation.\n\n5. **Discounts (Rule 5):** Invoices with discounts above 15% must have vendor justification and internal approval. The discount is 16.84%, which is over 15%. There is a discount justification provided, but the policy doesn't specify whether internal approval is required beyond what's already noted. Since the transaction includes the justification, it seems to comply, assuming that internal processes were followed.\n\n6. **Tax Compliance (Rule 6):** All purchases must include tax unless the vendor is tax-exempt. The Tax Paid field here is No, but there's no indication that Microsoft is a tax-exempt vendor. This might be a violation unless there's another reason why tax wasn't paid. Since it's not specified, this could be a problem.\n\n7. **Purchase Authorization (Rule 7):** Purchases above AED 5,000 require department head approval. The amount is over AED 5,000, and the Department_Authorization is Yes, so this condition is met.\n\n8. **Duplicate Invoices (Rule 8):** No duplicates <text:soft-page-break/>are allowed. Since this is a single purchase with one invoice, no issue here.\n\nSo, after reviewing each rule, the main potential violation is related to Tax Compliance. The tax wasn't paid, but the vendor isn't listed as tax-exempt in the policy, which suggests that it should have been paid. Therefore, there's a violation under Rule 6.\n&lt;/think&gt;\n\nViolation: Yes - The transaction did not include tax details, violating the Tax Compliance rule (Rule 6)."}, {'Transaction ID': 'T002', 'Date': '17-10-24', 'Amount': '3091.7', 'Vendor': 'HP', 'Purchase Order ID': 'PO1672', 'Type': 'Purchase', 'Discount': '22.53%', 'Discount_Justification': '', 'Tax Paid': 'Yes', 'Submitted Date': '17-10-24', 'Department_Authorization': 'Yes', 'Item Description': 'Office Computers', 'Prior_Finance_Approval': 'Yes', 'violation': "&lt;think&gt;\nAlright, let me try to figure out how to approach this. I'm supposed to act as a financial compliance auditor and analyze a given transaction against the Purchase Policy Document. The user has provided both the policy and the specific transaction details, so my job is to check each part of the policy to see if there are any violations.\n\nFirst, let me look at the policy rules again to make sure I don't miss anything:\n\n1. **Maximum Purchase Limit**: No single transaction over AED 10k without prior finance approval.\n2. **Invoice Submission Deadline**: Invoices must be submitted within 30 days of purchase; else flagged.\n3. **Vendor Restrictions**: Only approved vendors (like Microsoft, Oracle, etc.) can be used.\n4. **Multiple Purchases**: Same item in 7-day period shouldn't exceed AED 20k total.\n5. **Discounts**: Any discount over 15% needs justification and internal approval.\n6. **Tax Compliance**: All purchases must include tax unless vendor is tax-exempt.\n7. **Purchase Authorization**: Transactions over AED 5k need department head authorization.\n8. **Duplicate Invoices**: No duplicates allowed; flagged if received more than once.\n\nNow, let's break down the transaction provided:\n\n- **Transaction ID**: T002\n- **Date**: 17-10-24\n- **Amount**: 3091.7 (This seems to be AED 3,091.7)\n- **Vendor**: HP\n- **Purchase Order ID**: PO1672\n- **Type**: Purchase\n- **Discount**: 22.53%\n- **Discount Justification**: Empty\n- **Tax Paid**: Yes\n- **Submitted Date**: Same as transaction date, 17-10-24\n- **Department Authorization**: Yes\n- **Item Description**: Office Computers\n- **Prior Finance Approval**: Yes\n\nLet's go through each policy rule one by one.\n\n**1. Maximum Purchase Limit (Rule 1)**: The amount is AED 3,091.7, which is less than the limit of AED 10k. Also, prior finance approval is marked as 'Yes', so this should be okay even though it's under the threshold. Wait, but actually, since it's under 10k, they don't need prior approval unless it's over. So no violation here.\n\n**2. Invoice Submission Deadline (Rule 2)**: The transaction type is Purchase, not Invoice. But if this purchase hasn't been followed by an invoice submission within 30 days, that would be a problem. However, the data provided doesn't include any invoice information—it's just a purchase record. So unless there's another transaction that's the invoice for this, we can't say it's a violation yet. But since the type is Purchase, maybe they'll submit an invoice later. Without more info, I think we can't determine a violation here.\n\n**3. Vendor Restrictions (Rule 3)**: The vendor is HP. Looking at the approved vendors list: Microsoft, Oracle, Cisco, Avaya, Dell. HP isn't listed here. So this seems like a direct violation because they're purchasing from an unapproved vendor. That's a red flag and definitely a policy breach.\n\n**4. Multiple Purchases (Rule 4)**: The item is Office Computers. If there are multiple purchases of the same item within 7 days, the total shouldn't exceed AED 20k. But since this transaction is only one purchase at AED 3k, and no other transactions in the data are mentioned, it's under the limit. So no violation here.\n\n**5. Discounts (Rule 5)**: The discount is 22.53%, which is more than 15%. According to the policy, such discounts need a justification from the vendor and internal approval. However, looking at the data, Discount Justification is empty. That means there's no justification provided, even though it's required. So this is another violation.\n\n**6. Tax Compliance (Rule 6)**: The transaction shows that tax was paid (Yes). Since HP isn't listed as a tax-exempt vendor (I assume from the policy), having tax details included is correct. No violation here.\n\n**7. Purchase Authorization (Rule 7)**: The amount is AED 3k, which is under AED 5k. Therefore, department head authorization isn't required unless it's over that limit. However, in this case, Department Authorization is marked as Yes, but since the transaction is below the threshold, it shouldn't require such approval. Wait, actually, the policy says purchases above AED 5k need <text:soft-page-break/>authorization. So if it's under, then having department head authorization is not necessary. But in this case, they have it, which might be unnecessary, but it doesn't violate; it's just overcaution.\n\n**8. Duplicate Invoices (Rule 8)**: The transaction type is Purchase, so unless there are duplicate entries for the same PO or invoice ID, it shouldn't be an issue. No duplicates mentioned here, so no violation.\n\nSo summarizing:\n\n- **Violation 1**: Vendor Restrictions violated because HP isn't approved.\n- **Violation 2**: Discounts over 15% without justification provided.\n\nI think those are the two clear violations based on the policy and transaction details. The other areas either comply or don't have enough information to determine a violation.\n&lt;/think&gt;\n\nViolation: Yes - The vendor (HP) is not on the approved list, violating Vendor Restrictions. Additionally, the discount of 22.53% lacks required justification, breaching Discount rules.\n\n**Answer:** <text:s/>\nViolation: [Yes] - The transaction with Transaction ID T002 violates policy conditions 3 and 5. Specifically, it involves purchasing from an unapproved vendor (HP) and includes a discount exceeding 15% without proper justification."}, {'Transaction ID': 'T003', 'Date': '21-08-24', 'Amount': '8655.29', 'Vendor': 'Oracle', 'Purchase Order ID': 'PO1335', 'Type': 'Invoice', 'Discount': '22.07%', 'Discount_Justification': 'Special promotion applied', 'Tax Paid': 'Yes', 'Submitted Date': '26-09-24', 'Department_Authorization': 'Yes', 'Item Description': 'Printer Supplies', 'Prior_Finance_Approval': 'Yes', 'violation': '&lt;think&gt;\nOkay, I\'m trying to analyze this transaction for policy violations. Let\'s go through each condition step by step.\n\nFirst, the purchase amount is AED 8655.29. The maximum single transaction limit without approval is AED 10,000. Since this amount is under that, it doesn\'t violate rule 1. Also, prior finance approval was obtained, so that\'s covered.\n\nNext, looking at the submission deadline. The purchase date is August 21st, and the invoice was submitted on September 26th. That’s exactly 30 days later, which should be acceptable as it\'s within the allowed period. However, sometimes policies might flag anything beyond 30 days, but since it\'s exactly 30, maybe it\'s okay. I\'ll note this for now but think more about whether it\'s a violation.\n\nThe vendor is Oracle, who\'s on the approved list by procurement. So rule 3 is satisfied.\n\nFor multiple purchases, the same item in 7 days shouldn\'t exceed AED 20k. Since there\'s only one transaction here, no issue with rule 4.\n\nThe discount is 22.07%, which is over 15%. The justification provided is "Special promotion applied," and internal approval was given. So rules 5 are followed because the justification exists and prior approval is yes.\n\nTax was paid as indicated by \'Yes,\' so tax compliance (rule 6) is satisfied.\n\nThe amount is above AED 5k, but department head authorization is Yes, so rule 7 is okay.\n\nThere\'s only one invoice for this purchase order, so no duplicate invoices. Rule 8 is fine.\n\nSo, looking back at the submission date: if the deadline is strictly within 30 days and not including day 31, then it\'s okay. But sometimes policies might consider submissions on day 31 as late, depending on how they interpret "within 30 days." If the submitted date is exactly 30 days after, perhaps it\'s still compliant because it\'s on time.\n\nWait, but maybe I should check if the transaction type is Invoice and whether there are any other dates involved. The submitted date is September 26th, which is day 30 from August 21st (if August has 31 days, that would make it exactly 30 days). So it\'s within the deadline.\n\nTherefore, I don\'t see any policy violations in this transaction.\n&lt;/think&gt;\n\nViolation: No - All conditions are met as per the policy.'}, {'Transaction ID': 'T004', 'Date': '16-10-24', 'Amount': '13029.37', 'Vendor': 'HP', 'Purchase Order ID': 'PO1635', 'Type': 'Purchase', 'Discount': '22.61%', 'Discount_Justification': '', 'Tax Paid': 'Yes', 'Submitted Date': '01-11-24', 'Department_Authorization': 'No', 'Item Description': 'Consulting Services', 'Prior_Finance_Approval': 'No', 'violation': "&lt;think&gt;\nOkay, I need to analyze the given transaction for policy violations based on the Purchase Policy Document. Let me go through each part step by step.\n\nFirst, looking at the Maximum Purchase Limit (Condition 1). The amount is 13029.37 AED, which is more than 10,000. So prior finance approval should be Yes, but it's No here. That's a violation.\n\nNext, Invoice Submission Deadline (Condition 2). The transaction type is Purchase, so the submission date isn't applicable yet. I'll skip this for now.\n\nVendor Restrictions (Condition 3). The vendor is HP, and approved vendors are Microsoft, Oracle, Cisco, Avaya, Dell. So using HP without approval violates this policy.\n\nMultiple Purchases (Condition 4) doesn't apply since <text:soft-page-break/>it's a single transaction.\n\nDiscounts (Condition 5): Discount is 22.61%, which is over 15%. But there's no justification provided. This is another violation.\n\nTax Compliance (Condition 6): Tax was paid, so no issue here.\n\nPurchase Authorization (Condition 7): The amount is over 5,000 and Department_Authorization is No, so this is a violation.\n\nDuplicate Invoices (Condition 8) doesn't apply as there's only one transaction listed.\n\nSo, four violations: purchase limit, vendor restriction, discount justification, and missing department authorization.\n&lt;/think&gt;\n\nViolation: Yes - The amount exceeds the maximum purchase limit without prior finance approval. <text:s/>\nViolation: Yes - The transaction was made with a vendor (HP) not approved by the procurement department. <text:s/>\nViolation: Yes - The discount of 22.61% does not include a vendor justification and internal approval. <text:s/>\nViolation: Yes - The purchase amount is above AED 5,000 but lacks department head authorization."}, {'Transaction ID': 'T005', 'Date': '15-09-24', 'Amount': '15451.42', 'Vendor': 'Apple', 'Purchase Order ID': 'PO1210', 'Type': 'Purchase', 'Discount': '14.16%', 'Discount_Justification': '', 'Tax Paid': 'Yes', 'Submitted Date': '11-10-24', 'Department_Authorization': 'No', 'Item Description': 'Laptops', 'Prior_Finance_Approval': 'No', 'violation': "&lt;think&gt;\nOkay, so I'm trying to figure out if this transaction violates any of the company's purchase policies. Let me go through each part step by step.\n\nFirst, looking at the transaction details: it's T005, happened on 15-09-24, amount is AED 15,451.42. The vendor is Apple, and it's a Purchase type. There's a discount of 14.16%, no justification provided. Tax was paid, submitted on 11-10-24. Department authorization is No, item description is Laptops, and prior finance approval is No.\n\nLet me check each policy condition one by one.\n\nPolicy 1: Maximum Purchase Limit. The limit is AED 10,000 without prior approval from finance. This transaction is over that because 15,451.42 is more than 10k. Also, the Prior_Finance_Approval field is No, so they didn't get approval before making this purchase.\n\nPolicy 7: Purchase Authorization requires department heads to approve if it's over AED 5,000. Since 15k is way above that, but Department_Authorization is No, so no authorization was obtained here either.\n\nOther policies like Invoice Submission Deadline might not apply yet because the submission date is within a month, so probably okay. Vendor Restrictions: Apple isn't on the approved list (Microsoft, Oracle, etc.), so that's another violation. Multiple Purchases policy might not apply here as it depends on similar items in 7 days, but since this is just one transaction, maybe not relevant.\n\nDiscounts were under 15%, so no issue there. Tax was paid, so Tax Compliance is okay. Duplicate Invoices don't seem to be an issue either.\n\nSo violations are from Policy 1 and Policy 7 because they didn't get the necessary approvals for high-value purchases, plus Policy 3 for using an unapproved vendor.\n&lt;/think&gt;\n\nViolation: Yes - The transaction exceeds the Maximum Purchase Limit without prior finance approval (Policy 1), lacks department head authorization for purchases over AED 5,000 (Policy 7), and is transacted with an unauthorized vendor (Policy 3)."}]</text:p>
      <text:p text:style-name="Preformatted_20_Text"/>
      <text:p text:style-name="P1">Provider List: https://docs.litellm.ai/docs/providers</text:p>
      <text:p text:style-name="Preformatted_20_Text"/>
      <text:p text:style-name="Preformatted_20_Text"/>
      <text:p text:style-name="Preformatted_20_Text"/>
      <text:p text:style-name="Preformatted_20_Text"><text:span text:style-name="T5"># Agent:</text:span> <text:span text:style-name="T2">Transaction Policy Compliance Specialist</text:span></text:p>
      <text:p text:style-name="Preformatted_20_Text"><text:span text:style-name="T4">## Final Answer:</text:span> </text:p>
      <text:p text:style-name="P2"># Policy Compliance Findings</text:p>
      <text:p text:style-name="Preformatted_20_Text"/>
      <text:p text:style-name="P2">## Summary of Findings</text:p>
      <text:p text:style-name="Preformatted_20_Text"/>
      <text:p text:style-name="P2">The following transactions were analyzed against the organizational purchase policies. Violations were identified based on the criteria outlined in the Purchase Policy Document.</text:p>
      <text:p text:style-name="Preformatted_20_Text"/>
      <text:p text:style-name="P2">---</text:p>
      <text:p text:style-name="Preformatted_20_Text"/>
      <text:p text:style-name="P2">### Transaction ID: T001</text:p>
      <text:p text:style-name="P2">- **Date**: 09-07-24</text:p>
      <text:p text:style-name="P2">- **Amount**: AED 14,236.29</text:p>
      <text:p text:style-name="P2">- **Vendor**: Microsoft</text:p>
      <text:p text:style-name="P2"><text:soft-page-break/>- **Violations**:</text:p>
      <text:p text:style-name="P2"><text:s text:c="2"/>- **Tax Compliance (Rule 6)**: Tax was not paid, and the vendor is not listed as tax-exempt.</text:p>
      <text:p text:style-name="Preformatted_20_Text"/>
      <text:p text:style-name="P2">---</text:p>
      <text:p text:style-name="Preformatted_20_Text"/>
      <text:p text:style-name="P2">### Transaction ID: T002</text:p>
      <text:p text:style-name="P2">- **Date**: 17-10-24</text:p>
      <text:p text:style-name="P2">- **Amount**: AED 3,091.70</text:p>
      <text:p text:style-name="P2">- **Vendor**: HP</text:p>
      <text:p text:style-name="P2">- **Violations**:</text:p>
      <text:p text:style-name="P2"><text:s text:c="2"/>- **Vendor Restrictions (Rule 3)**: HP is not an approved vendor.</text:p>
      <text:p text:style-name="P2"><text:s text:c="2"/>- **Discounts (Rule 5)**: Discount of 22.53% lacks required justification.</text:p>
      <text:p text:style-name="Preformatted_20_Text"/>
      <text:p text:style-name="P2">---</text:p>
      <text:p text:style-name="Preformatted_20_Text"/>
      <text:p text:style-name="P2">### Transaction ID: T003</text:p>
      <text:p text:style-name="P2">- **Date**: 21-08-24</text:p>
      <text:p text:style-name="P2">- **Amount**: AED 8,655.29</text:p>
      <text:p text:style-name="P2">- **Vendor**: Oracle</text:p>
      <text:p text:style-name="P2">- **Violations**: None. All conditions are met as per the policy.</text:p>
      <text:p text:style-name="Preformatted_20_Text"/>
      <text:p text:style-name="P2">---</text:p>
      <text:p text:style-name="Preformatted_20_Text"/>
      <text:p text:style-name="P2">### Transaction ID: T004</text:p>
      <text:p text:style-name="P2">- **Date**: 16-10-24</text:p>
      <text:p text:style-name="P2">- **Amount**: AED 13,029.37</text:p>
      <text:p text:style-name="P2">- **Vendor**: HP</text:p>
      <text:p text:style-name="P2">- **Violations**:</text:p>
      <text:p text:style-name="P2"><text:s text:c="2"/>- **Maximum Purchase Limit (Rule 1)**: Amount exceeds AED 10,000 without prior finance approval.</text:p>
      <text:p text:style-name="P2"><text:s text:c="2"/>- **Vendor Restrictions (Rule 3)**: HP is not an approved vendor.</text:p>
      <text:p text:style-name="P2"><text:s text:c="2"/>- **Discounts (Rule 5)**: Discount of 22.61% lacks required justification.</text:p>
      <text:p text:style-name="P2"><text:s text:c="2"/>- **Purchase Authorization (Rule 7)**: Amount exceeds AED 5,000 without department head authorization.</text:p>
      <text:p text:style-name="Preformatted_20_Text"/>
      <text:p text:style-name="P2">---</text:p>
      <text:p text:style-name="Preformatted_20_Text"/>
      <text:p text:style-name="P2">### Transaction ID: T005</text:p>
      <text:p text:style-name="P2">- **Date**: 15-09-24</text:p>
      <text:p text:style-name="P2">- **Amount**: AED 15,451.42</text:p>
      <text:p text:style-name="P2">- **Vendor**: Apple</text:p>
      <text:p text:style-name="P2">- **Violations**:</text:p>
      <text:p text:style-name="P2"><text:s text:c="2"/>- **Maximum Purchase Limit (Rule 1)**: Amount exceeds AED 10,000 without prior finance approval.</text:p>
      <text:p text:style-name="P2"><text:s text:c="2"/>- **Purchase Authorization (Rule 7)**: Amount exceeds AED 5,000 without department head authorization.</text:p>
      <text:p text:style-name="P2"><text:s text:c="2"/>- **Vendor Restrictions (Rule 3)**: Apple is not an approved vendor.</text:p>
      <text:p text:style-name="Preformatted_20_Text"/>
      <text:p text:style-name="P2">---</text:p>
      <text:p text:style-name="Preformatted_20_Text"/>
      <text:p text:style-name="P2">## Recommendations</text:p>
      <text:p text:style-name="P2">1. **Immediate Review**: Transactions T001, T002, T004, and T005 require immediate review and corrective action due to multiple policy violations.</text:p>
      <text:p text:style-name="P2">2. **Process Improvement**: Enhance vendor approval processes and ensure all discounts above 15% are properly justified and approved.</text:p>
      <text:p text:style-name="P2">3. **Training**: Conduct training sessions for staff to ensure compliance with purchase policies, especially regarding tax compliance and vendor restrictions.</text:p>
      <text:p text:style-name="P2">4. **Periodic Audits**: Implement periodic audits to identify and address policy violations proactively.</text:p>
      <text:p text:style-name="Preformatted_20_Text"/>
      <text:p text:style-name="P2">---</text:p>
      <text:p text:style-name="Preformatted_20_Text"/>
      <text:p text:style-name="P2">## Conclusion</text:p>
      <text:p text:style-name="P2"><text:soft-page-break/>This report highlights transactions that violate organizational purchase policies. Immediate action is required to address non-compliant transactions and ensure future compliance.</text:p>
      <text:p text:style-name="P2">```</text:p>
      <text:p text:style-name="Preformatted_20_Text"/>
      <text:p text:style-name="Preformatted_20_Text"/>
      <text:p text:style-name="Preformatted_20_Text"/>
      <text:p text:style-name="P1">Provider List: https://docs.litellm.ai/docs/providers</text:p>
      <text:p text:style-name="Preformatted_20_Text"/>
      <text:p text:style-name="Preformatted_20_Text">ERROR:root:Failed to get supported params: argument of type 'NoneType' is not iterable</text:p>
      <text:p text:style-name="Preformatted_20_Text"><text:span text:style-name="T5"># Agent:</text:span> <text:span text:style-name="T2">Senior Audit Report Compiler</text:span></text:p>
      <text:p text:style-name="Preformatted_20_Text"><text:span text:style-name="T4">## Task:</text:span> <text:span text:style-name="T1">Compile findings into report with: 1) Executive Summary containing audit background and aggregated statistics 2) Detailed findings structured with Observation, Risk Rating, Risks, and Management Actions subsections for each finding. Preserve original findings verbatim while adding structured analysis.Include every transaction ID and user mention from source files.</text:span></text:p>
      <text:p text:style-name="Preformatted_20_Text"/>
      <text:p text:style-name="P1">Provider List: https://docs.litellm.ai/docs/providers</text:p>
      <text:p text:style-name="Preformatted_20_Text"/>
      <text:p text:style-name="Preformatted_20_Text"/>
      <text:p text:style-name="Preformatted_20_Text"/>
      <text:p text:style-name="Preformatted_20_Text"><text:span text:style-name="T5"># Agent:</text:span> <text:span text:style-name="T2">Senior Audit Report Compiler</text:span></text:p>
      <text:p text:style-name="Preformatted_20_Text"><text:span text:style-name="T4">## Final Answer:</text:span> </text:p>
      <text:p text:style-name="P2"># Comprehensive Audit Report</text:p>
      <text:p text:style-name="Preformatted_20_Text"/>
      <text:p text:style-name="P2">## Executive Summary</text:p>
      <text:p text:style-name="P2">This audit report consolidates findings from multiple audits conducted across various domains, including access control, transaction limit compliance, change management, and policy compliance. The purpose of this report is to provide a structured overview of the audit findings, highlight key risks, and recommend actionable steps to address identified issues.</text:p>
      <text:p text:style-name="Preformatted_20_Text"/>
      <text:p text:style-name="P2">### Audit Background</text:p>
      <text:p text:style-name="P2">The audits were conducted to ensure compliance with organizational policies, regulatory requirements, and best practices. The scope of the audits included:</text:p>
      <text:p text:style-name="P2">- **Access Control**: Review of user access levels against the authorized access matrix.</text:p>
      <text:p text:style-name="P2">- **Transaction Limit Compliance**: Analysis of transactions against authorized approval limits.</text:p>
      <text:p text:style-name="P2">- **Change Management**: Verification of audit trail records against change tickets based on the change management SLA.</text:p>
      <text:p text:style-name="P2">- **Policy Compliance**: Evaluation of transactions against organizational purchase policies.</text:p>
      <text:p text:style-name="Preformatted_20_Text"/>
      <text:p text:style-name="P2">### Aggregated Statistics</text:p>
      <text:p text:style-name="P2">- **Access Control**: 17 users with discrepancies, 4 users with no discrepancies.</text:p>
      <text:p text:style-name="P2">- **Transaction Limit Compliance**: 5 transactions exceeded user approval limits, 9 transactions were compliant.</text:p>
      <text:p text:style-name="P2">- **Change Management**: 14 audit trail records with potential change management violations, 5 records were compliant.</text:p>
      <text:p text:style-name="P2">- **Policy Compliance**: 4 transactions with policy violations, 1 transaction was compliant.</text:p>
      <text:p text:style-name="Preformatted_20_Text"/>
      <text:p text:style-name="P2">## Detailed Findings</text:p>
      <text:p text:style-name="Preformatted_20_Text"/>
      <text:p text:style-name="P2">### Access Control Findings</text:p>
      <text:p text:style-name="P2">#### Observation</text:p>
      <text:p text:style-name="P2">The following users have discrepancies between their actual access levels and the authorized access matrix:</text:p>
      <text:p text:style-name="Preformatted_20_Text"/>
      <text:p text:style-name="P2">- **USER001**: `system_b_access` should be `checker` but is `maker`.</text:p>
      <text:p text:style-name="P2">- **USER002**: `system_b_access` should be `read-only` but is `maker`.</text:p>
      <text:p text:style-name="P2"><text:soft-page-break/>- **USER003**: `system_a_access` should be `read-only` but is `maker`.</text:p>
      <text:p text:style-name="P2">- **USER005**: `system_b_access` should be `checker` but is `maker`.</text:p>
      <text:p text:style-name="P2">- **USER006**: `system_c_access` should be `read-only` but is `maker`.</text:p>
      <text:p text:style-name="P2">- **USER008**: `system_c_access` should be `checker` but is `read-only`.</text:p>
      <text:p text:style-name="P2">- **USER009**: `system_a_access` should be `read-only` but is `checker`.</text:p>
      <text:p text:style-name="P2">- **USER010**: `system_c_access` should be `checker` but is `maker`.</text:p>
      <text:p text:style-name="P2">- **USER012**: `system_b_access` should be `checker` but is `maker`.</text:p>
      <text:p text:style-name="P2">- **USER014**: `system_b_access` should be `read-only` but is `checker`.</text:p>
      <text:p text:style-name="P2">- **USER016**: `system_b_access` should be `checker` but is `maker`.</text:p>
      <text:p text:style-name="P2">- **USER017**: `system_a_access` should be `checker` but is `maker`.</text:p>
      <text:p text:style-name="P2">- **USER021**: Unauthorized access to `system_a_access`, `system_b_access`, and `system_c_access`.</text:p>
      <text:p text:style-name="P2">- **USER022**: Unauthorized access to `system_a_access`, `system_b_access`, and `system_c_access`.</text:p>
      <text:p text:style-name="P2">- **USER023**: Unauthorized access to `system_a_access`, `system_b_access`, and `system_c_access`.</text:p>
      <text:p text:style-name="P2">- **USER024**: Unauthorized access to `system_a_access`, `system_b_access`, and `system_c_access`.</text:p>
      <text:p text:style-name="Preformatted_20_Text"/>
      <text:p text:style-name="P2">#### Risk Rating</text:p>
      <text:p text:style-name="P2">- **High**: Unauthorized access for users USER021, USER022, USER023, and USER024.</text:p>
      <text:p text:style-name="P2">- **Medium**: Discrepancies in access levels for other users.</text:p>
      <text:p text:style-name="Preformatted_20_Text"/>
      <text:p text:style-name="P2">#### Risks</text:p>
      <text:p text:style-name="P2">- Unauthorized access could lead to data breaches or misuse of sensitive information.</text:p>
      <text:p text:style-name="P2">- Discrepancies in access levels could result in unauthorized actions or data manipulation.</text:p>
      <text:p text:style-name="Preformatted_20_Text"/>
      <text:p text:style-name="P2">#### Management Actions</text:p>
      <text:p text:style-name="P2">1. **Immediate Revocation**: Unauthorized access for users USER021, USER022, USER023, and USER024 should be revoked immediately.</text:p>
      <text:p text:style-name="P2">2. **Access Adjustment**: Adjust access levels for users with discrepancies to match the authorized access matrix.</text:p>
      <text:p text:style-name="P2">3. **Periodic Reviews**: Conduct periodic access reviews to ensure compliance with the access matrix.</text:p>
      <text:p text:style-name="Preformatted_20_Text"/>
      <text:p text:style-name="P2">### Transaction Limit Compliance Findings</text:p>
      <text:p text:style-name="P2">#### Observation</text:p>
      <text:p text:style-name="P2">The following transactions were analyzed against authorized approval limits:</text:p>
      <text:p text:style-name="Preformatted_20_Text"/>
      <text:p text:style-name="P2">- **Transaction 0**: Exceeded approval limit for USER008.</text:p>
      <text:p text:style-name="P2">- **Transaction 1**: Approved within the single approval limit of USER004.</text:p>
      <text:p text:style-name="P2">- **Transaction 2**: Approved within the joint approval limit of USER001 and USER002.</text:p>
      <text:p text:style-name="P2">- **Transaction 3**: Exceeded approval limit for USER009.</text:p>
      <text:p text:style-name="P2">- **Transaction 4**: Approved within the joint approval limit of USER003 and USER004.</text:p>
      <text:p text:style-name="P2">- **Transaction 5**: Approved within the single approval limit of USER007.</text:p>
      <text:p text:style-name="P2">- **Transaction 6**: Approved within the joint approval limit of USER002 and USER003.</text:p>
      <text:p text:style-name="P2">- **Transaction 7**: Exceeded approval limit for USER010.</text:p>
      <text:p text:style-name="P2">- **Transaction 8**: Approved within the joint approval limit of USER001, USER002, and USER003.</text:p>
      <text:p text:style-name="P2">- **Transaction 9**: Exceeded approval limit for USER005.</text:p>
      <text:p text:style-name="P2">- **Transaction 10**: Approved within the joint approval limit of USER001 and USER004.</text:p>
      <text:p text:style-name="P2">- **Transaction 11**: Approved within the single approval limit of USER008.</text:p>
      <text:p text:style-name="P2">- **Transaction 12**: Approved within the joint approval limit of USER002 and USER003.</text:p>
      <text:p text:style-name="P2">- **Transaction 13**: Approved within the single approval limit of USER006.</text:p>
      <text:p text:style-name="P2">- **Transaction 14**: Exceeded the joint approval limit of USER001, USER002, and USER003.</text:p>
      <text:p text:style-name="Preformatted_20_Text"><text:soft-page-break/></text:p>
      <text:p text:style-name="P2">#### Risk Rating</text:p>
      <text:p text:style-name="P2">- **High**: Transactions exceeding user approval limits (Transaction 0, 3, 7, 9, 14).</text:p>
      <text:p text:style-name="P2">- **Low**: Transactions within approved limits.</text:p>
      <text:p text:style-name="Preformatted_20_Text"/>
      <text:p text:style-name="P2">#### Risks</text:p>
      <text:p text:style-name="P2">- Transactions exceeding approval limits could lead to financial losses or unauthorized expenditures.</text:p>
      <text:p text:style-name="P2">- Non-compliance with approval limits could result in regulatory penalties.</text:p>
      <text:p text:style-name="Preformatted_20_Text"/>
      <text:p text:style-name="P2">#### Management Actions</text:p>
      <text:p text:style-name="P2">1. **Immediate Review**: Transactions exceeding user approval limits (Transaction 0, 3, 7, 9, 14) should be reviewed and re-approved by authorized personnel.</text:p>
      <text:p text:style-name="P2">2. **Limit Adjustments**: Consider adjusting approval limits for users who frequently exceed their limits (e.g., USER008, USER009, USER010, USER005).</text:p>
      <text:p text:style-name="P2">3. **Periodic Reviews**: Conduct periodic reviews of transaction approvals to ensure compliance with authorized limits.</text:p>
      <text:p text:style-name="Preformatted_20_Text"/>
      <text:p text:style-name="P2">### Change Management Findings</text:p>
      <text:p text:style-name="P2">#### Observation</text:p>
      <text:p text:style-name="P2">The following audit trail records were analyzed against change tickets based on the change management SLA:</text:p>
      <text:p text:style-name="Preformatted_20_Text"/>
      <text:p text:style-name="P2">- **Audit Trail Record 0**: Potential change management violation by USER001.</text:p>
      <text:p text:style-name="P2">- **Audit Trail Record 1**: Potential change management violation by USER004.</text:p>
      <text:p text:style-name="P2">- **Audit Trail Record 2**: Compliant change by USER002 with change ticket CHG003.</text:p>
      <text:p text:style-name="P2">- **Audit Trail Record 3**: Compliant change by USER007 with change ticket CHG004.</text:p>
      <text:p text:style-name="P2">- **Audit Trail Record 4**: Compliant change by USER003 with change ticket CHG005.</text:p>
      <text:p text:style-name="P2">- **Audit Trail Record 5**: Compliant change by USER005 with change ticket CHG006.</text:p>
      <text:p text:style-name="P2">- **Audit Trail Record 6**: Potential change management violation by USER008.</text:p>
      <text:p text:style-name="P2">- **Audit Trail Record 7**: Compliant change by USER006 with change ticket CHG008.</text:p>
      <text:p text:style-name="P2">- **Audit Trail Record 8**: Potential change management violation by USER001.</text:p>
      <text:p text:style-name="P2">- **Audit Trail Record 9**: Potential change management violation by USER004.</text:p>
      <text:p text:style-name="P2">- **Audit Trail Record 10**: Unauthorized change by USER009 with change ticket CHG011.</text:p>
      <text:p text:style-name="P2">- **Audit Trail Record 11**: Unauthorized change by USER002 with change ticket CHG012.</text:p>
      <text:p text:style-name="P2">- **Audit Trail Record 12**: Unauthorized change by USER005 with change ticket CHG013.</text:p>
      <text:p text:style-name="P2">- **Audit Trail Record 13**: Compliant change by USER003 with change ticket CHG014.</text:p>
      <text:p text:style-name="P2">- **Audit Trail Record 14**: No related change ticket found.</text:p>
      <text:p text:style-name="P2">- **Audit Trail Record 15**: No related change ticket found.</text:p>
      <text:p text:style-name="P2">- **Audit Trail Record 16**: No related change ticket found.</text:p>
      <text:p text:style-name="P2">- **Audit Trail Record 17**: No related change ticket found.</text:p>
      <text:p text:style-name="P2">- **Audit Trail Record 18**: No related change ticket found.</text:p>
      <text:p text:style-name="P2">- **Audit Trail Record 19**: No related change ticket found.</text:p>
      <text:p text:style-name="Preformatted_20_Text"/>
      <text:p text:style-name="P2">#### Risk Rating</text:p>
      <text:p text:style-name="P2">- **High**: Unauthorized changes and potential change management violations.</text:p>
      <text:p text:style-name="P2">- **Low**: Compliant changes.</text:p>
      <text:p text:style-name="Preformatted_20_Text"/>
      <text:p text:style-name="P2">#### Risks</text:p>
      <text:p text:style-name="P2">- Unauthorized changes could lead to system instability or security vulnerabilities.</text:p>
      <text:p text:style-name="P2">- Non-compliance with change management policies could result in regulatory penalties.</text:p>
      <text:p text:style-name="Preformatted_20_Text"><text:soft-page-break/></text:p>
      <text:p text:style-name="P2">#### Management Actions</text:p>
      <text:p text:style-name="P2">1. **Immediate Review**: Audit trail records with potential change management violations (Audit Trail Records 0, 1, 6, 8, 9, 10, 11, 12, 14, 15, 16, 17, 18, 19) should be reviewed and re-approved by authorized personnel.</text:p>
      <text:p text:style-name="P2">2. **Process Improvement**: Consider enhancing the change management process to ensure all changes are properly documented and approved.</text:p>
      <text:p text:style-name="P2">3. **Periodic Reviews**: Conduct periodic reviews of audit trail records to ensure compliance with change management policies.</text:p>
      <text:p text:style-name="Preformatted_20_Text"/>
      <text:p text:style-name="P2">### Policy Compliance Findings</text:p>
      <text:p text:style-name="P2">#### Observation</text:p>
      <text:p text:style-name="P2">The following transactions were analyzed against the organizational purchase policies:</text:p>
      <text:p text:style-name="Preformatted_20_Text"/>
      <text:p text:style-name="P2">- **Transaction T001**: Violation of Tax Compliance (Rule 6).</text:p>
      <text:p text:style-name="P2">- **Transaction T002**: Violation of Vendor Restrictions (Rule 3) and Discounts (Rule 5).</text:p>
      <text:p text:style-name="P2">- **Transaction T003**: Compliant with all policies.</text:p>
      <text:p text:style-name="P2">- **Transaction T004**: Violation of Maximum Purchase Limit (Rule 1), Vendor Restrictions (Rule 3), Discounts (Rule 5), and Purchase Authorization (Rule 7).</text:p>
      <text:p text:style-name="P2">- **Transaction T005**: Violation of Maximum Purchase Limit (Rule 1), Purchase Authorization (Rule 7), and Vendor Restrictions (Rule 3).</text:p>
      <text:p text:style-name="Preformatted_20_Text"/>
      <text:p text:style-name="P2">#### Risk Rating</text:p>
      <text:p text:style-name="P2">- **High**: Transactions with multiple policy violations (T001, T002, T004, T005).</text:p>
      <text:p text:style-name="P2">- **Low**: Compliant transaction (T003).</text:p>
      <text:p text:style-name="Preformatted_20_Text"/>
      <text:p text:style-name="P2">#### Risks</text:p>
      <text:p text:style-name="P2">- Policy violations could lead to financial losses, regulatory penalties, or reputational damage.</text:p>
      <text:p text:style-name="P2">- Non-compliance with purchase policies could result in unauthorized expenditures.</text:p>
      <text:p text:style-name="Preformatted_20_Text"/>
      <text:p text:style-name="P2">#### Management Actions</text:p>
      <text:p text:style-name="P2">1. **Immediate Review**: Transactions T001, T002, T004, and T005 require immediate review and corrective action due to multiple policy violations.</text:p>
      <text:p text:style-name="P2">2. **Process Improvement**: Enhance vendor approval processes and ensure all discounts above 15% are properly justified and approved.</text:p>
      <text:p text:style-name="P2">3. **Training**: Conduct training sessions for staff to ensure compliance with purchase policies, especially regarding tax compliance and vendor restrictions.</text:p>
      <text:p text:style-name="P2">4. **Periodic Audits**: Implement periodic audits to identify and address policy violations proactively.</text:p>
      <text:p text:style-name="Preformatted_20_Text"/>
      <text:p text:style-name="P2">## Recommendations</text:p>
      <text:p text:style-name="P2">1. **Access Control**:</text:p>
      <text:p text:style-name="P2"><text:s text:c="3"/>- Revoke unauthorized access immediately.</text:p>
      <text:p text:style-name="P2"><text:s text:c="3"/>- Adjust access levels to match the authorized access matrix.</text:p>
      <text:p text:style-name="P2"><text:s text:c="3"/>- Conduct periodic access reviews.</text:p>
      <text:p text:style-name="Preformatted_20_Text"/>
      <text:p text:style-name="P2">2. **Transaction Limit Compliance**:</text:p>
      <text:p text:style-name="P2"><text:s text:c="3"/>- Review and re-approve transactions exceeding user approval limits.</text:p>
      <text:p text:style-name="P2"><text:s text:c="3"/>- Consider adjusting approval limits for users who frequently exceed their limits.</text:p>
      <text:p text:style-name="P2"><text:s text:c="3"/>- Conduct periodic reviews of transaction approvals.</text:p>
      <text:p text:style-name="Preformatted_20_Text"/>
      <text:p text:style-name="P2">3. **Change Management**:</text:p>
      <text:p text:style-name="P2"><text:s text:c="3"/>- Review and re-approve audit trail records with potential change management violations.</text:p>
      <text:p text:style-name="P2"><text:s text:c="3"/>- Enhance the change management process to ensure all changes are properly documented and approved.</text:p>
      <text:p text:style-name="P2"><text:s text:c="3"/>- Conduct periodic reviews of audit trail records.</text:p>
      <text:p text:style-name="Preformatted_20_Text"/>
      <text:p text:style-name="P2"><text:soft-page-break/>4. **Policy Compliance**:</text:p>
      <text:p text:style-name="P2"><text:s text:c="3"/>- Review and take corrective action on transactions with policy violations.</text:p>
      <text:p text:style-name="P2"><text:s text:c="3"/>- Enhance vendor approval processes and ensure proper justification for discounts.</text:p>
      <text:p text:style-name="P2"><text:s text:c="3"/>- Conduct training sessions for staff and implement periodic audits.</text:p>
      <text:p text:style-name="Preformatted_20_Text"/>
      <text:p text:style-name="P2">## Conclusion</text:p>
      <text:p text:style-name="P2">This report highlights discrepancies, unauthorized access, non-compliant transactions, and potential change management violations. Immediate action is required to address these issues and ensure future compliance with organizational policies, regulatory requirements, and best practices.</text:p>
      <text:p text:style-name="P3">```</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2T22:11:53.794575552</meta:creation-date>
    <dc:date>2025-02-12T22:12:40.088395658</dc:date>
    <meta:editing-duration>PT46S</meta:editing-duration>
    <meta:editing-cycles>1</meta:editing-cycles>
    <meta:document-statistic meta:table-count="0" meta:image-count="0" meta:object-count="0" meta:page-count="22" meta:paragraph-count="527" meta:word-count="8750" meta:character-count="66064" meta:non-whitespace-character-count="57768"/>
    <meta:generator>LibreOffice/24.2.7.2$Linux_X86_64 LibreOffice_project/420$Build-2</meta:generator>
  </office:meta>
</office:document-meta>
</file>